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OpenSymbol" svg:font-family="OpenSymbol"/>
    <style:font-face style:name="Tahoma1" svg:font-family="Tahoma"/>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4.202cm" table:align="left"/>
    </style:style>
    <style:style style:name="Table1.A" style:family="table-column">
      <style:table-column-properties style:column-width="1.937cm"/>
    </style:style>
    <style:style style:name="Table1.B" style:family="table-column">
      <style:table-column-properties style:column-width="2.265cm"/>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B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 style:family="table">
      <style:table-properties style:width="4.426cm" table:align="left"/>
    </style:style>
    <style:style style:name="Table2.A" style:family="table-column">
      <style:table-column-properties style:column-width="2.161cm"/>
    </style:style>
    <style:style style:name="Table2.B" style:family="table-column">
      <style:table-column-properties style:column-width="2.265cm"/>
    </style:style>
    <style:style style:name="Table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B1" style:family="table-cell">
      <style:table-cell-properties style:vertical-align="middle" style:border-line-width="0.002cm 0.088cm 0.002cm" fo:padding="0.049cm" fo:border="0.092cm double #808080"/>
    </style:style>
    <style:style style:name="Table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 style:family="table">
      <style:table-properties style:width="5.309cm" table:align="left"/>
    </style:style>
    <style:style style:name="Table3.A" style:family="table-column">
      <style:table-column-properties style:column-width="3.044cm"/>
    </style:style>
    <style:style style:name="Table3.B" style:family="table-column">
      <style:table-column-properties style:column-width="2.265cm"/>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B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 style:family="table">
      <style:table-properties style:width="5.332cm" table:align="left"/>
    </style:style>
    <style:style style:name="Table4.A" style:family="table-column">
      <style:table-column-properties style:column-width="3.067cm"/>
    </style:style>
    <style:style style:name="Table4.B" style:family="table-column">
      <style:table-column-properties style:column-width="2.265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0.002cm 0.088cm 0.002cm" fo:padding="0.049cm" fo:border="0.092cm double #808080"/>
    </style:style>
    <style:style style:name="Table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 style:family="table">
      <style:table-properties style:width="6.004cm" table:align="left"/>
    </style:style>
    <style:style style:name="Table5.A" style:family="table-column">
      <style:table-column-properties style:column-width="3.739cm"/>
    </style:style>
    <style:style style:name="Table5.B" style:family="table-column">
      <style:table-column-properties style:column-width="2.265cm"/>
    </style:style>
    <style:style style:name="Table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B1" style:family="table-cell">
      <style:table-cell-properties style:vertical-align="middle" style:border-line-width="0.002cm 0.088cm 0.002cm" fo:padding="0.049cm" fo:border="0.092cm double #808080"/>
    </style:style>
    <style:style style:name="Table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paragraph-properties fo:margin-left="0cm" fo:margin-right="0.019cm" fo:text-align="justify" style:justify-single-word="false" fo:text-indent="0cm" style:auto-text-indent="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left="3.191cm" fo:margin-right="1.97cm" fo:text-align="justify" style:justify-single-word="false" fo:text-indent="0cm" style:auto-text-indent="false"/>
    </style:style>
    <style:style style:name="P4" style:family="paragraph" style:parent-style-name="Text_20_body">
      <style:paragraph-properties fo:padding="0cm" fo:border="none"/>
    </style:style>
    <style:style style:name="P5" style:family="paragraph" style:parent-style-name="Text_20_body">
      <style:paragraph-properties fo:padding="0cm" fo:border="none"/>
      <style:text-properties style:font-name="courier new"/>
    </style:style>
    <style:style style:name="P6" style:family="paragraph" style:parent-style-name="Text_20_body">
      <style:paragraph-properties fo:padding="0cm" fo:border="none"/>
      <style:text-properties style:font-name="courier new" fo:font-size="10pt" style:font-size-asian="10pt" style:font-size-complex="10pt"/>
    </style:style>
    <style:style style:name="P7" style:family="paragraph" style:parent-style-name="Text_20_body">
      <style:paragraph-properties fo:padding="0cm" fo:border="none"/>
      <style:text-properties fo:font-size="10pt" style:font-size-asian="10pt" style:font-size-complex="10pt"/>
    </style:style>
    <style:style style:name="P8" style:family="paragraph" style:parent-style-name="Text_20_body">
      <style:paragraph-properties fo:margin-top="0cm" fo:margin-bottom="0cm"/>
    </style:style>
    <style:style style:name="P9" style:family="paragraph" style:parent-style-name="Text_20_body">
      <style:paragraph-properties fo:margin-left="2.007cm" fo:margin-right="1.97cm" fo:text-align="justify" style:justify-single-word="false" fo:text-indent="0cm" style:auto-text-indent="false"/>
      <style:text-properties fo:color="#000000"/>
    </style:style>
    <style:style style:name="P10" style:family="paragraph" style:parent-style-name="Text_20_body">
      <style:paragraph-properties fo:margin-left="0cm" fo:margin-right="1.97cm" fo:text-align="justify" style:justify-single-word="false" fo:text-indent="0cm" style:auto-text-indent="false"/>
    </style:style>
    <style:style style:name="P11" style:family="paragraph" style:parent-style-name="Text_20_body_20_indent">
      <style:paragraph-properties fo:margin-left="0.995cm" fo:margin-right="0.995cm" fo:text-align="justify" style:justify-single-word="false" fo:text-indent="0cm" style:auto-text-indent="false"/>
      <style:text-properties fo:color="#000000"/>
    </style:style>
    <style:style style:name="P12" style:family="paragraph" style:parent-style-name="Text_20_body_20_indent">
      <style:paragraph-properties fo:text-align="justify" style:justify-single-word="false"/>
      <style:text-properties fo:color="#000000"/>
    </style:style>
    <style:style style:name="P13" style:family="paragraph" style:parent-style-name="Standard" style:list-style-name="L2">
      <style:paragraph-properties fo:margin-left="0cm" fo:margin-right="0.019cm" fo:text-align="justify" style:justify-single-word="false" fo:text-indent="0cm" style:auto-text-indent="false"/>
    </style:style>
    <style:style style:name="P14" style:family="paragraph" style:parent-style-name="Heading_20_1">
      <style:paragraph-properties fo:break-before="page"/>
    </style:style>
    <style:style style:name="P15" style:family="paragraph" style:parent-style-name="Heading_20_2">
      <style:text-properties style:font-name="courier new" fo:font-size="10pt" style:font-size-asian="10pt" style:font-size-complex="10pt"/>
    </style:style>
    <style:style style:name="P16" style:family="paragraph" style:parent-style-name="Text_20_body" style:list-style-name="L1">
      <style:paragraph-properties fo:margin-left="3.191cm" fo:margin-right="1.97cm" fo:text-align="justify" style:justify-single-word="false" fo:text-indent="0cm" style:auto-text-indent="false"/>
      <style:text-properties fo:color="#000000"/>
    </style:style>
    <style:style style:name="P17" style:family="paragraph" style:parent-style-name="Text_20_body" style:list-style-name="L1">
      <style:paragraph-properties fo:margin-left="3.191cm" fo:margin-right="1.97cm" fo:text-align="justify" style:justify-single-word="false" fo:text-indent="0cm" style:auto-text-indent="false"/>
    </style:style>
    <style:style style:name="P18" style:family="paragraph" style:parent-style-name="Text_20_body">
      <style:paragraph-properties fo:padding="0cm" fo:border="none"/>
      <style:text-properties style:font-name="courier new" fo:font-size="10pt" style:font-size-asian="10pt" style:font-size-complex="10pt"/>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10pt" style:font-size-asian="10pt" style:font-size-complex="10pt"/>
    </style:style>
    <style:style style:name="T3" style:family="text">
      <style:text-properties fo:color="#000000" fo:font-size="10pt" style:font-size-asian="10pt" style:font-size-complex="10pt"/>
    </style:style>
    <style:style style:name="T4" style:family="text">
      <style:text-properties style:font-name="courier new"/>
    </style:style>
    <style:style style:name="T5" style:family="text">
      <style:text-properties style:font-name="courier new" fo:font-size="10pt" style:font-size-asian="10pt" style:font-size-complex="10pt"/>
    </style:style>
    <style:style style:name="T6" style:family="text">
      <style:text-properties fo:color="#000099"/>
    </style:style>
    <style:style style:name="T7" style:family="text">
      <style:text-properties fo:color="#000099" style:font-name="courier new"/>
    </style:style>
    <style:style style:name="T8" style:family="text">
      <style:text-properties fo:color="#666666"/>
    </style:style>
    <style:style style:name="T9" style:family="text">
      <style:text-properties fo:color="#666666" style:font-name="courier new"/>
    </style:style>
    <style:style style:name="T10" style:family="text">
      <style:text-properties fo:font-size="10pt" style:font-size-asian="10pt" style:font-size-complex="10pt"/>
    </style:style>
    <style:style style:name="T11" style:family="text">
      <style:text-properties fo:color="#0000ff" style:font-name="Courier New" fo:font-size="10pt" style:font-size-asian="10pt" style:font-size-complex="10pt"/>
    </style:style>
    <style:style style:name="T12" style:family="text">
      <style:text-properties fo:color="#0000ff" fo:font-size="10pt" style:font-size-asian="10pt" style:font-size-complex="10pt"/>
    </style:style>
    <style:style style:name="T13" style:family="text">
      <style:text-properties fo:color="#ff0000" style:font-name="Courier New" fo:font-size="10pt" style:font-size-asian="10pt" style:font-size-complex="10pt"/>
    </style:style>
    <style:style style:name="T14" style:family="text">
      <style:text-properties fo:color="#8000ff" style:font-name="Courier New" fo:font-size="10pt" style:font-size-asian="10pt" style:font-size-complex="10pt"/>
    </style:style>
    <style:style style:name="T15" style:family="text">
      <style:text-properties style:font-name="Arial" fo:font-size="24pt" style:font-size-asian="24pt" style:font-size-complex="24pt"/>
    </style:style>
    <style:style style:name="T16" style:family="text">
      <style:text-properties style:font-name="Courier New1" fo:font-size="10pt" style:font-size-asian="10pt" style:font-size-complex="10pt"/>
    </style:style>
    <style:style style:name="T17" style:family="text">
      <style:text-properties style:font-name="Courier New1" fo:font-size="10pt" style:font-name-asian="Courier New1" style:font-size-asian="10pt" style:font-name-complex="Courier New1"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www.phpauthentication.net/"><text:span text:style-name="T15">PHP Authentication</text:span></text:a><text:span text:style-name="T15"> 1.3 </text:span></text:p>
      <text:p text:style-name="P2"/>
      <text:p text:style-name="P2"/>
      <text:p text:style-name="P2"/>
      <text:p text:style-name="P11">You need a PHP authentication library for your new AJAX web site? Look no further. PHP Authentication is a web service accessed via POST requests, producing XML or JSON output. Completely customizable, easily integrates with the client side. Source code included.</text:p>
      <text:p text:style-name="P9"/>
      <text:p text:style-name="P9"/>
      <text:p text:style-name="P12"><text:tab/><text:tab/>Features:</text:p>
      <text:list xml:id="list36269213" text:style-name="L1">
        <text:list-item>
          <text:p text:style-name="P16">standard user registration, </text:p>
        </text:list-item>
        <text:list-item>
          <text:p text:style-name="P16">invite-only registration, </text:p>
        </text:list-item>
        <text:list-item>
          <text:p text:style-name="P16">user invitations,</text:p>
        </text:list-item>
        <text:list-item>
          <text:p text:style-name="P17"><text:span text:style-name="T1">many more.</text:span>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9"><text:a xlink:type="simple" xlink:href="#__RefHeading__5431_62722156" text:style-name="Internet_20_link" text:visited-style-name="Internet_20_link">1 Installation instructions</text:a><text:tab/>4</text:p>
          <text:p text:style-name="P20"><text:a xlink:type="simple" xlink:href="#__RefHeading__5433_62722156" text:style-name="Internet_20_link" text:visited-style-name="Internet_20_link">1.1 Extract the zip file</text:a><text:tab/>4</text:p>
          <text:p text:style-name="P20"><text:a xlink:type="simple" xlink:href="#__RefHeading__5435_62722156" text:style-name="Internet_20_link" text:visited-style-name="Internet_20_link">1.2 Set database connection parameters</text:a><text:tab/>4</text:p>
          <text:p text:style-name="P20"><text:a xlink:type="simple" xlink:href="#__RefHeading__5437_62722156" text:style-name="Internet_20_link" text:visited-style-name="Internet_20_link">1.3 Call _buildTables.php script</text:a><text:tab/>4</text:p>
          <text:p text:style-name="P20"><text:a xlink:type="simple" xlink:href="#__RefHeading__5439_62722156" text:style-name="Internet_20_link" text:visited-style-name="Internet_20_link">1.4 Customize verify.php file</text:a><text:tab/>4</text:p>
          <text:p text:style-name="P20"><text:a xlink:type="simple" xlink:href="#__RefHeading__5441_62722156" text:style-name="Internet_20_link" text:visited-style-name="Internet_20_link">1.5 Customize properties.ini file</text:a><text:tab/>4</text:p>
          <text:p text:style-name="P21"><text:a xlink:type="simple" xlink:href="#__RefHeading__5443_62722156" text:style-name="Internet_20_link" text:visited-style-name="Internet_20_link">1.5.1 Section [General]:</text:a><text:tab/>4</text:p>
          <text:p text:style-name="P21"><text:a xlink:type="simple" xlink:href="#__RefHeading__5445_62722156" text:style-name="Internet_20_link" text:visited-style-name="Internet_20_link">1.5.2 Section [UserName]:</text:a><text:tab/>5</text:p>
          <text:p text:style-name="P21"><text:a xlink:type="simple" xlink:href="#__RefHeading__5447_62722156" text:style-name="Internet_20_link" text:visited-style-name="Internet_20_link">1.5.3 Section [VerificationMail]:</text:a><text:tab/>5</text:p>
          <text:p text:style-name="P21"><text:a xlink:type="simple" xlink:href="#__RefHeading__5449_62722156" text:style-name="Internet_20_link" text:visited-style-name="Internet_20_link">1.5.4 Section [LoginDataMail]:</text:a><text:tab/>5</text:p>
          <text:p text:style-name="P21"><text:a xlink:type="simple" xlink:href="#__RefHeading__5451_62722156" text:style-name="Internet_20_link" text:visited-style-name="Internet_20_link">1.5.5 Section [InvitationMail]:</text:a><text:tab/>6</text:p>
          <text:p text:style-name="P21"><text:a xlink:type="simple" xlink:href="#__RefHeading__5453_62722156" text:style-name="Internet_20_link" text:visited-style-name="Internet_20_link">1.5.6 Section [DaysToExpire]:</text:a><text:tab/>6</text:p>
          <text:p text:style-name="P21"><text:a xlink:type="simple" xlink:href="#__RefHeading__5455_62722156" text:style-name="Internet_20_link" text:visited-style-name="Internet_20_link">1.5.7 Section [EZPDO]:</text:a><text:tab/>6</text:p>
          <text:p text:style-name="P20"><text:a xlink:type="simple" xlink:href="#__RefHeading__5457_62722156" text:style-name="Internet_20_link" text:visited-style-name="Internet_20_link">1.6 Set up cron to run deleteExpiredData.php once a day</text:a><text:tab/>6</text:p>
          <text:p text:style-name="P19"><text:a xlink:type="simple" xlink:href="#__RefHeading__5459_62722156" text:style-name="Internet_20_link" text:visited-style-name="Internet_20_link">2 API</text:a><text:tab/>6</text:p>
          <text:p text:style-name="P20"><text:a xlink:type="simple" xlink:href="#__RefHeading__5461_62722156" text:style-name="Internet_20_link" text:visited-style-name="Internet_20_link">2.1 Script name: register.php</text:a><text:tab/>6</text:p>
          <text:p text:style-name="P21"><text:a xlink:type="simple" xlink:href="#__RefHeading__5463_62722156" text:style-name="Internet_20_link" text:visited-style-name="Internet_20_link">2.1.1 POST Parameters:</text:a><text:tab/>6</text:p>
          <text:p text:style-name="P21"><text:a xlink:type="simple" xlink:href="#__RefHeading__5465_62722156" text:style-name="Internet_20_link" text:visited-style-name="Internet_20_link">2.1.2 Modified tables:</text:a><text:tab/>7</text:p>
          <text:p text:style-name="P21"><text:a xlink:type="simple" xlink:href="#__RefHeading__5467_62722156" text:style-name="Internet_20_link" text:visited-style-name="Internet_20_link">2.1.3 XML output on success:</text:a><text:tab/>7</text:p>
          <text:p text:style-name="P21"><text:a xlink:type="simple" xlink:href="#__RefHeading__5469_62722156" text:style-name="Internet_20_link" text:visited-style-name="Internet_20_link">2.1.4 Possible XML outputs on failure:</text:a><text:tab/>7</text:p>
          <text:p text:style-name="P21"><text:a xlink:type="simple" xlink:href="#__RefHeading__5471_62722156" text:style-name="Internet_20_link" text:visited-style-name="Internet_20_link">2.1.5 JSON output on success:</text:a><text:tab/>8</text:p>
          <text:p text:style-name="P21"><text:a xlink:type="simple" xlink:href="#__RefHeading__5473_62722156" text:style-name="Internet_20_link" text:visited-style-name="Internet_20_link">2.1.6 Possible JSON outputs on failure:</text:a><text:tab/>8</text:p>
          <text:p text:style-name="P20"><text:a xlink:type="simple" xlink:href="#__RefHeading__5475_62722156" text:style-name="Internet_20_link" text:visited-style-name="Internet_20_link">2.2 Script name: unregister.php</text:a><text:tab/>9</text:p>
          <text:p text:style-name="P21"><text:a xlink:type="simple" xlink:href="#__RefHeading__5477_62722156" text:style-name="Internet_20_link" text:visited-style-name="Internet_20_link">2.2.1 POST Parameters: None</text:a><text:tab/>9</text:p>
          <text:p text:style-name="P21"><text:a xlink:type="simple" xlink:href="#__RefHeading__5479_62722156" text:style-name="Internet_20_link" text:visited-style-name="Internet_20_link">2.2.2 Modified tables:</text:a><text:tab/>9</text:p>
          <text:p text:style-name="P21"><text:a xlink:type="simple" xlink:href="#__RefHeading__5481_62722156" text:style-name="Internet_20_link" text:visited-style-name="Internet_20_link">2.2.3 XML output on success:</text:a><text:tab/>9</text:p>
          <text:p text:style-name="P21"><text:a xlink:type="simple" xlink:href="#__RefHeading__5483_62722156" text:style-name="Internet_20_link" text:visited-style-name="Internet_20_link">2.2.4 XML output on failure:</text:a><text:tab/>9</text:p>
          <text:p text:style-name="P21"><text:a xlink:type="simple" xlink:href="#__RefHeading__5485_62722156" text:style-name="Internet_20_link" text:visited-style-name="Internet_20_link">2.2.5 JSON output on success:</text:a><text:tab/>9</text:p>
          <text:p text:style-name="P21"><text:a xlink:type="simple" xlink:href="#__RefHeading__5487_62722156" text:style-name="Internet_20_link" text:visited-style-name="Internet_20_link">2.2.6 JSON output on failure:</text:a><text:tab/>9</text:p>
          <text:p text:style-name="P20"><text:a xlink:type="simple" xlink:href="#__RefHeading__5489_62722156" text:style-name="Internet_20_link" text:visited-style-name="Internet_20_link">2.3 Script name: verify.php</text:a><text:tab/>10</text:p>
          <text:p text:style-name="P21"><text:a xlink:type="simple" xlink:href="#__RefHeading__5491_62722156" text:style-name="Internet_20_link" text:visited-style-name="Internet_20_link">2.3.1 POST Parameters: None</text:a><text:tab/>10</text:p>
          <text:p text:style-name="P21"><text:a xlink:type="simple" xlink:href="#__RefHeading__5493_62722156" text:style-name="Internet_20_link" text:visited-style-name="Internet_20_link">2.3.2 GET Parameters:</text:a><text:tab/>10</text:p>
          <text:p text:style-name="P21"><text:a xlink:type="simple" xlink:href="#__RefHeading__5495_62722156" text:style-name="Internet_20_link" text:visited-style-name="Internet_20_link">2.3.3 Modified tables:</text:a><text:tab/>10</text:p>
          <text:p text:style-name="P21"><text:a xlink:type="simple" xlink:href="#__RefHeading__5497_62722156" text:style-name="Internet_20_link" text:visited-style-name="Internet_20_link">2.3.4 Output:</text:a><text:tab/>10</text:p>
          <text:p text:style-name="P20"><text:a xlink:type="simple" xlink:href="#__RefHeading__5499_62722156" text:style-name="Internet_20_link" text:visited-style-name="Internet_20_link">2.4 Script name: logIn.php</text:a><text:tab/>10</text:p>
          <text:p text:style-name="P21"><text:a xlink:type="simple" xlink:href="#__RefHeading__5501_62722156" text:style-name="Internet_20_link" text:visited-style-name="Internet_20_link">2.4.1 POST Parameters:</text:a><text:tab/>10</text:p>
          <text:p text:style-name="P21"><text:a xlink:type="simple" xlink:href="#__RefHeading__5503_62722156" text:style-name="Internet_20_link" text:visited-style-name="Internet_20_link">2.4.2 Modified tables:</text:a><text:tab/>10</text:p>
          <text:p text:style-name="P21"><text:a xlink:type="simple" xlink:href="#__RefHeading__5505_62722156" text:style-name="Internet_20_link" text:visited-style-name="Internet_20_link">2.4.3 XML output on success:</text:a><text:tab/>10</text:p>
          <text:p text:style-name="P21"><text:a xlink:type="simple" xlink:href="#__RefHeading__5507_62722156" text:style-name="Internet_20_link" text:visited-style-name="Internet_20_link">2.4.4 Possible XML outputs on failure:</text:a><text:tab/>11</text:p>
          <text:p text:style-name="P21"><text:a xlink:type="simple" xlink:href="#__RefHeading__5509_62722156" text:style-name="Internet_20_link" text:visited-style-name="Internet_20_link">2.4.5 JSON output on success:</text:a><text:tab/>11</text:p>
          <text:p text:style-name="P21"><text:a xlink:type="simple" xlink:href="#__RefHeading__5511_62722156" text:style-name="Internet_20_link" text:visited-style-name="Internet_20_link">2.4.6 Possible JSON outputs on failure:</text:a><text:tab/>11</text:p>
          <text:p text:style-name="P20"><text:a xlink:type="simple" xlink:href="#__RefHeading__5513_62722156" text:style-name="Internet_20_link" text:visited-style-name="Internet_20_link">2.5 Script name: logOut.php</text:a><text:tab/>12</text:p>
          <text:p text:style-name="P21"><text:a xlink:type="simple" xlink:href="#__RefHeading__5515_62722156" text:style-name="Internet_20_link" text:visited-style-name="Internet_20_link">2.5.1 POST Parameters: None</text:a><text:tab/>12</text:p>
          <text:p text:style-name="P21"><text:a xlink:type="simple" xlink:href="#__RefHeading__5517_62722156" text:style-name="Internet_20_link" text:visited-style-name="Internet_20_link">2.5.2 Modified tables:</text:a><text:tab/>12</text:p>
          <text:p text:style-name="P21"><text:a xlink:type="simple" xlink:href="#__RefHeading__5519_62722156" text:style-name="Internet_20_link" text:visited-style-name="Internet_20_link">2.5.3 XML output:</text:a><text:tab/>12</text:p>
          <text:p text:style-name="P21"><text:a xlink:type="simple" xlink:href="#__RefHeading__5521_62722156" text:style-name="Internet_20_link" text:visited-style-name="Internet_20_link">2.5.4 JSON output:</text:a><text:tab/>12</text:p>
          <text:p text:style-name="P20"><text:a xlink:type="simple" xlink:href="#__RefHeading__5523_62722156" text:style-name="Internet_20_link" text:visited-style-name="Internet_20_link">2.6 Script name: requestLoginData.php</text:a><text:tab/>12</text:p>
          <text:p text:style-name="P21"><text:a xlink:type="simple" xlink:href="#__RefHeading__5525_62722156" text:style-name="Internet_20_link" text:visited-style-name="Internet_20_link">2.6.1 POST Parameters:</text:a><text:tab/>12</text:p>
          <text:p text:style-name="P21"><text:a xlink:type="simple" xlink:href="#__RefHeading__5527_62722156" text:style-name="Internet_20_link" text:visited-style-name="Internet_20_link">2.6.2 Modified tables: None</text:a><text:tab/>12</text:p>
          <text:p text:style-name="P21"><text:a xlink:type="simple" xlink:href="#__RefHeading__5529_62722156" text:style-name="Internet_20_link" text:visited-style-name="Internet_20_link">2.6.3 XML output on success:</text:a><text:tab/>12</text:p>
          <text:p text:style-name="P21"><text:a xlink:type="simple" xlink:href="#__RefHeading__5531_62722156" text:style-name="Internet_20_link" text:visited-style-name="Internet_20_link">2.6.4 Possible XML outputs on failure:</text:a><text:tab/>13</text:p>
          <text:p text:style-name="P21"><text:soft-page-break/><text:a xlink:type="simple" xlink:href="#__RefHeading__5533_62722156" text:style-name="Internet_20_link" text:visited-style-name="Internet_20_link">2.6.5 JSON output on success:</text:a><text:tab/>13</text:p>
          <text:p text:style-name="P21"><text:a xlink:type="simple" xlink:href="#__RefHeading__5535_62722156" text:style-name="Internet_20_link" text:visited-style-name="Internet_20_link">2.6.6 Possible JSON outputs on failure:</text:a><text:tab/>13</text:p>
          <text:p text:style-name="P20"><text:a xlink:type="simple" xlink:href="#__RefHeading__5537_62722156" text:style-name="Internet_20_link" text:visited-style-name="Internet_20_link">2.7 Script name: getCurrentUserName.php</text:a><text:tab/>14</text:p>
          <text:p text:style-name="P21"><text:a xlink:type="simple" xlink:href="#__RefHeading__5539_62722156" text:style-name="Internet_20_link" text:visited-style-name="Internet_20_link">2.7.1 POST Parameters: None</text:a><text:tab/>14</text:p>
          <text:p text:style-name="P21"><text:a xlink:type="simple" xlink:href="#__RefHeading__5541_62722156" text:style-name="Internet_20_link" text:visited-style-name="Internet_20_link">2.7.2 Modified tables: None</text:a><text:tab/>14</text:p>
          <text:p text:style-name="P21"><text:a xlink:type="simple" xlink:href="#__RefHeading__5543_62722156" text:style-name="Internet_20_link" text:visited-style-name="Internet_20_link">2.7.3 XML output:</text:a><text:tab/>14</text:p>
          <text:p text:style-name="P21"><text:a xlink:type="simple" xlink:href="#__RefHeading__5545_62722156" text:style-name="Internet_20_link" text:visited-style-name="Internet_20_link">2.7.4 JSON output:</text:a><text:tab/>14</text:p>
          <text:p text:style-name="P20"><text:a xlink:type="simple" xlink:href="#__RefHeading__5547_62722156" text:style-name="Internet_20_link" text:visited-style-name="Internet_20_link">2.8 Script name: getUserName.php</text:a><text:tab/>15</text:p>
          <text:p text:style-name="P21"><text:a xlink:type="simple" xlink:href="#__RefHeading__5549_62722156" text:style-name="Internet_20_link" text:visited-style-name="Internet_20_link">2.8.1 POST Parameters:</text:a><text:tab/>15</text:p>
          <text:p text:style-name="P21"><text:a xlink:type="simple" xlink:href="#__RefHeading__5551_62722156" text:style-name="Internet_20_link" text:visited-style-name="Internet_20_link">2.8.2 Modified tables: None</text:a><text:tab/>15</text:p>
          <text:p text:style-name="P21"><text:a xlink:type="simple" xlink:href="#__RefHeading__5553_62722156" text:style-name="Internet_20_link" text:visited-style-name="Internet_20_link">2.8.3 XML output on success:</text:a><text:tab/>15</text:p>
          <text:p text:style-name="P21"><text:a xlink:type="simple" xlink:href="#__RefHeading__5555_62722156" text:style-name="Internet_20_link" text:visited-style-name="Internet_20_link">2.8.4 XML output on failure:</text:a><text:tab/>15</text:p>
          <text:p text:style-name="P21"><text:a xlink:type="simple" xlink:href="#__RefHeading__5557_62722156" text:style-name="Internet_20_link" text:visited-style-name="Internet_20_link">2.8.5 JSON output on success:</text:a><text:tab/>15</text:p>
          <text:p text:style-name="P21"><text:a xlink:type="simple" xlink:href="#__RefHeading__5559_62722156" text:style-name="Internet_20_link" text:visited-style-name="Internet_20_link">2.8.6 JSON output on failure:</text:a><text:tab/>15</text:p>
          <text:p text:style-name="P20"><text:a xlink:type="simple" xlink:href="#__RefHeading__5561_62722156" text:style-name="Internet_20_link" text:visited-style-name="Internet_20_link">2.9 Script name: setPrivateData.php</text:a><text:tab/>16</text:p>
          <text:p text:style-name="P21"><text:a xlink:type="simple" xlink:href="#__RefHeading__5563_62722156" text:style-name="Internet_20_link" text:visited-style-name="Internet_20_link">2.9.1 POST Parameters:</text:a><text:tab/>16</text:p>
          <text:p text:style-name="P21"><text:a xlink:type="simple" xlink:href="#__RefHeading__5565_62722156" text:style-name="Internet_20_link" text:visited-style-name="Internet_20_link">2.9.2 Modified tables:</text:a><text:tab/>16</text:p>
          <text:p text:style-name="P21"><text:a xlink:type="simple" xlink:href="#__RefHeading__5567_62722156" text:style-name="Internet_20_link" text:visited-style-name="Internet_20_link">2.9.3 XML output on success:</text:a><text:tab/>16</text:p>
          <text:p text:style-name="P21"><text:a xlink:type="simple" xlink:href="#__RefHeading__5569_62722156" text:style-name="Internet_20_link" text:visited-style-name="Internet_20_link">2.9.4 Possible XML outputs on failure:</text:a><text:tab/>16</text:p>
          <text:p text:style-name="P21"><text:a xlink:type="simple" xlink:href="#__RefHeading__5571_62722156" text:style-name="Internet_20_link" text:visited-style-name="Internet_20_link">2.9.5 JSON output on success:</text:a><text:tab/>17</text:p>
          <text:p text:style-name="P21"><text:a xlink:type="simple" xlink:href="#__RefHeading__5573_62722156" text:style-name="Internet_20_link" text:visited-style-name="Internet_20_link">2.9.6 Possible JSON outputs on failure:</text:a><text:tab/>17</text:p>
          <text:p text:style-name="P20"><text:a xlink:type="simple" xlink:href="#__RefHeading__5575_62722156" text:style-name="Internet_20_link" text:visited-style-name="Internet_20_link">2.10 Script name: getPrivateData.php</text:a><text:tab/>18</text:p>
          <text:p text:style-name="P21"><text:a xlink:type="simple" xlink:href="#__RefHeading__5577_62722156" text:style-name="Internet_20_link" text:visited-style-name="Internet_20_link">2.10.1 POST Parameters: None</text:a><text:tab/>18</text:p>
          <text:p text:style-name="P21"><text:a xlink:type="simple" xlink:href="#__RefHeading__5579_62722156" text:style-name="Internet_20_link" text:visited-style-name="Internet_20_link">2.10.2 Modified tables: None</text:a><text:tab/>18</text:p>
          <text:p text:style-name="P21"><text:a xlink:type="simple" xlink:href="#__RefHeading__5581_62722156" text:style-name="Internet_20_link" text:visited-style-name="Internet_20_link">2.10.3 XML output on success:</text:a><text:tab/>18</text:p>
          <text:p text:style-name="P21"><text:a xlink:type="simple" xlink:href="#__RefHeading__5583_62722156" text:style-name="Internet_20_link" text:visited-style-name="Internet_20_link">2.10.4 XML output on failure:</text:a><text:tab/>18</text:p>
          <text:p text:style-name="P21"><text:a xlink:type="simple" xlink:href="#__RefHeading__5585_62722156" text:style-name="Internet_20_link" text:visited-style-name="Internet_20_link">2.10.5 JSON output on success:</text:a><text:tab/>18</text:p>
          <text:p text:style-name="P21"><text:a xlink:type="simple" xlink:href="#__RefHeading__5587_62722156" text:style-name="Internet_20_link" text:visited-style-name="Internet_20_link">2.10.6 JSON output on failure:</text:a><text:tab/>18</text:p>
          <text:p text:style-name="P20"><text:a xlink:type="simple" xlink:href="#__RefHeading__5589_62722156" text:style-name="Internet_20_link" text:visited-style-name="Internet_20_link">2.11 Script name: sendInvitation.php</text:a><text:tab/>19</text:p>
          <text:p text:style-name="P21"><text:a xlink:type="simple" xlink:href="#__RefHeading__5591_62722156" text:style-name="Internet_20_link" text:visited-style-name="Internet_20_link">2.11.1 POST Parameters:</text:a><text:tab/>19</text:p>
          <text:p text:style-name="P21"><text:a xlink:type="simple" xlink:href="#__RefHeading__5593_62722156" text:style-name="Internet_20_link" text:visited-style-name="Internet_20_link">2.11.2 Modified tables:</text:a><text:tab/>19</text:p>
          <text:p text:style-name="P21"><text:a xlink:type="simple" xlink:href="#__RefHeading__5595_62722156" text:style-name="Internet_20_link" text:visited-style-name="Internet_20_link">2.11.3 XML output on success:</text:a><text:tab/>19</text:p>
          <text:p text:style-name="P21"><text:a xlink:type="simple" xlink:href="#__RefHeading__5597_62722156" text:style-name="Internet_20_link" text:visited-style-name="Internet_20_link">2.11.4 Possible XML outputs on failure:</text:a><text:tab/>19</text:p>
          <text:p text:style-name="P21"><text:a xlink:type="simple" xlink:href="#__RefHeading__5599_62722156" text:style-name="Internet_20_link" text:visited-style-name="Internet_20_link">2.11.5 JSON output on success:</text:a><text:tab/>20</text:p>
          <text:p text:style-name="P21"><text:a xlink:type="simple" xlink:href="#__RefHeading__5601_62722156" text:style-name="Internet_20_link" text:visited-style-name="Internet_20_link">2.11.6 Possible JSON outputs on failure:</text:a><text:tab/>20</text:p>
          <text:p text:style-name="P20"><text:a xlink:type="simple" xlink:href="#__RefHeading__5603_62722156" text:style-name="Internet_20_link" text:visited-style-name="Internet_20_link">2.12 Script name: getRemainingInvitations.php</text:a><text:tab/>20</text:p>
          <text:p text:style-name="P21"><text:a xlink:type="simple" xlink:href="#__RefHeading__5605_62722156" text:style-name="Internet_20_link" text:visited-style-name="Internet_20_link">2.12.1 POST Parameters: None</text:a><text:tab/>20</text:p>
          <text:p text:style-name="P21"><text:a xlink:type="simple" xlink:href="#__RefHeading__5607_62722156" text:style-name="Internet_20_link" text:visited-style-name="Internet_20_link">2.12.2 Modified tables: None</text:a><text:tab/>20</text:p>
          <text:p text:style-name="P21"><text:a xlink:type="simple" xlink:href="#__RefHeading__5609_62722156" text:style-name="Internet_20_link" text:visited-style-name="Internet_20_link">2.12.3 XML output:</text:a><text:tab/>20</text:p>
          <text:p text:style-name="P21"><text:a xlink:type="simple" xlink:href="#__RefHeading__5611_62722156" text:style-name="Internet_20_link" text:visited-style-name="Internet_20_link">2.12.4 JSON output:</text:a><text:tab/>21</text:p>
          <text:p text:style-name="P20"><text:a xlink:type="simple" xlink:href="#__RefHeading__5613_62722156" text:style-name="Internet_20_link" text:visited-style-name="Internet_20_link">2.13 Script name: deleteExpiredData.php</text:a><text:tab/>21</text:p>
          <text:p text:style-name="P21"><text:a xlink:type="simple" xlink:href="#__RefHeading__5615_62722156" text:style-name="Internet_20_link" text:visited-style-name="Internet_20_link">2.13.1 POST Parameters: None</text:a><text:tab/>21</text:p>
          <text:p text:style-name="P21"><text:a xlink:type="simple" xlink:href="#__RefHeading__5617_62722156" text:style-name="Internet_20_link" text:visited-style-name="Internet_20_link">2.13.2 Modified tables:</text:a><text:tab/>21</text:p>
          <text:p text:style-name="P21"><text:a xlink:type="simple" xlink:href="#__RefHeading__5619_62722156" text:style-name="Internet_20_link" text:visited-style-name="Internet_20_link">2.13.3 Output: None (the script is supposed to by run by cron) </text:a><text:tab/>21</text:p>
          <text:p text:style-name="P19"><text:a xlink:type="simple" xlink:href="#__RefHeading__5621_62722156" text:style-name="Internet_20_link" text:visited-style-name="Internet_20_link">3 DB Tables</text:a><text:tab/>21</text:p>
          <text:p text:style-name="P20"><text:a xlink:type="simple" xlink:href="#__RefHeading__5623_62722156" text:style-name="Internet_20_link" text:visited-style-name="Internet_20_link">3.1 LastLogin</text:a><text:tab/>21</text:p>
          <text:p text:style-name="P20"><text:a xlink:type="simple" xlink:href="#__RefHeading__5625_62722156" text:style-name="Internet_20_link" text:visited-style-name="Internet_20_link">3.2 MaskedCookieData</text:a><text:tab/>22</text:p>
          <text:p text:style-name="P20"><text:a xlink:type="simple" xlink:href="#__RefHeading__5627_62722156" text:style-name="Internet_20_link" text:visited-style-name="Internet_20_link">3.3 TempInvitation</text:a><text:tab/>22</text:p>
          <text:p text:style-name="P20"><text:a xlink:type="simple" xlink:href="#__RefHeading__5629_62722156" text:style-name="Internet_20_link" text:visited-style-name="Internet_20_link">3.4 TempVerification</text:a><text:tab/>22</text:p>
          <text:p text:style-name="P20"><text:a xlink:type="simple" xlink:href="#__RefHeading__5631_62722156" text:style-name="Internet_20_link" text:visited-style-name="Internet_20_link">3.5 User</text:a><text:tab/>22</text:p>
        </text:index-body>
      </text:table-of-content>
      <text:p text:style-name="P10"/>
      <text:h text:style-name="P14" text:outline-level="1"><text:bookmark text:name="__RefHeading__5431_62722156"/>Installation instructions<text:bookmark-end text:name="__RefHeading__5431_62722156"/></text:h>
      <text:p text:style-name="Text_20_body">Step by step instructions:</text:p>
      <text:p text:style-name="P1"><text:line-break/></text:p>
      <text:h text:style-name="Heading_20_2" text:outline-level="2"><text:bookmark text:name="__RefHeading__5433_62722156"/><text:span text:style-name="Strong_20_Emphasis">Extract the zip file</text:span><text:bookmark-end text:name="__RefHeading__5433_62722156"/></text:h>
      <text:h text:style-name="Heading_20_2" text:outline-level="2"><text:bookmark text:name="__RefHeading__5435_62722156"/><text:span text:style-name="Strong_20_Emphasis">Set database connection parameters</text:span><text:bookmark-end text:name="__RefHeading__5435_62722156"/></text:h>
      <text:list xml:id="list36277340" text:style-name="L2">
        <text:list-header>
          <text:p text:style-name="P13"><text:span text:style-name="Strong_20_Emphasis"/></text:p>
        </text:list-header>
      </text:list>
      <text:p text:style-name="P4"><text:tab/>PHP Authentication service uses database to store data. All most frequently used databases are supported (MySQL, PostgreSQL, SQLite). Database is not accessed directly but through <text:a xlink:type="simple" xlink:href="http://ezpdo.net/" office:target-frame-name="blank" xlink:show="replace">EZPDO</text:a>, lightweight data persistence library that comes with the product. It is not necessary for you to know anything about the mentioned library, you just need to edit the following configuration file:</text:p>
      <text:p text:style-name="P5"><text:tab/><text:span text:style-name="T10">./config.xml</text:span></text:p>
      <text:p text:style-name="P4">Look for <text:span text:style-name="T5">&lt;default_dsn&gt;</text:span> tags and uncomment the one depending on the database type that you use. Put the right username, password and database name in connection string. Please note that the database already has to be created and user has to be given the right credentials, including the one necessary for table creation. The following MySQL statements might be helpful in that task:</text:p>
      <text:p text:style-name="P6"><text:span text:style-name="T6">CREATE</text:span> DATABASE databasename <text:span text:style-name="T6">DEFAULT CHARACTER SET</text:span> utf8 <text:span text:style-name="T6">COLLATE</text:span> utf8_unicode_ci;</text:p>
      <text:p text:style-name="P7"><text:span text:style-name="T7">GRANT SELECT</text:span><text:span text:style-name="T4">, </text:span><text:span text:style-name="T7">INSERT</text:span><text:span text:style-name="T4">, </text:span><text:span text:style-name="T7">UPDATE</text:span><text:span text:style-name="T4">, </text:span><text:span text:style-name="T7">DELETE</text:span><text:span text:style-name="T4">, </text:span><text:span text:style-name="T7">CREATE</text:span><text:span text:style-name="T4">, </text:span><text:span text:style-name="T7">INDEX ON</text:span><text:span text:style-name="T4"> databasename . * </text:span><text:span text:style-name="T7">TO</text:span><text:span text:style-name="T4"> </text:span><text:span text:style-name="T9">'username'</text:span><text:span text:style-name="T4">@</text:span><text:span text:style-name="T9">'localhost'</text:span><text:span text:style-name="T4">;</text:span></text:p>
      <text:p text:style-name="P6"><text:span text:style-name="T6">SET</text:span> PASSWORD <text:span text:style-name="T6">FOR</text:span> <text:span text:style-name="T8">'username'</text:span>@<text:span text:style-name="T8">'localhost'</text:span>=PASSWORD<text:span text:style-name="T6">(</text:span><text:span text:style-name="T8">'password'</text:span><text:span text:style-name="T6">)</text:span>;</text:p>
      <text:p text:style-name="P4">Syntax might differ slightly if you are using database other than MySQL.</text:p>
      <text:h text:style-name="Heading_20_2" text:outline-level="2"><text:bookmark text:name="__RefHeading__5437_62722156"/><text:span text:style-name="Strong_20_Emphasis">Call </text:span><text:span text:style-name="Strong_20_Emphasis"><text:span text:style-name="T5">_buildTables.php</text:span></text:span><text:span text:style-name="Strong_20_Emphasis"> script</text:span><text:bookmark-end text:name="__RefHeading__5437_62722156"/></text:h>
      <text:p text:style-name="Text_20_body"><text:tab/>If you have set everything from the previous step correctly, this script will create the following tables: <text:a xlink:type="simple" xlink:href="#3.1.LastLogin|outline"><text:span text:style-name="T16">LastLogin</text:span></text:a>, <text:a xlink:type="simple" xlink:href="#3.2.MaskedCookieData|outline"><text:span text:style-name="T5">MaskedCookieData</text:span></text:a>, <text:a xlink:type="simple" xlink:href="#3.3.TempInvitation|outline"><text:span text:style-name="T5">TempInvitation</text:span></text:a>, <text:a xlink:type="simple" xlink:href="#3.4.TempVerification|outline"><text:span text:style-name="T5">TempVerification</text:span></text:a> and <text:a xlink:type="simple" xlink:href="#3.5.User|outline"><text:span text:style-name="T5">User</text:span></text:a>. Also in local file system, folder <text:span text:style-name="T5">compiled</text:span> and file <text:span text:style-name="T5">ezpdo.log</text:span> will be created. After you are done with this step, you can delete <text:span text:style-name="T5">_buildTables.php</text:span> script.</text:p>
      <text:h text:style-name="Heading_20_2" text:outline-level="2"><text:bookmark text:name="__RefHeading__5439_62722156"/><text:span text:style-name="Strong_20_Emphasis">Customize </text:span><text:span text:style-name="Strong_20_Emphasis"><text:span text:style-name="T5">verify.php</text:span></text:span><text:span text:style-name="Strong_20_Emphasis"> file</text:span><text:bookmark-end text:name="__RefHeading__5439_62722156"/></text:h>
      <text:p text:style-name="Text_20_body"><text:span text:style-name="Strong_20_Emphasis"><text:tab/></text:span>Link to this file is sent to user via e-mail upon registration as a request for account verification. You can customize this file and give it a desired look, just be sure to keep the <text:span text:style-name="T5">include_once</text:span> tag at the top and <text:span text:style-name="T5">$userMessage</text:span> variable wherever you want.</text:p>
      <text:h text:style-name="Heading_20_2" text:outline-level="2"><text:bookmark text:name="__RefHeading__5441_62722156"/><text:span text:style-name="Strong_20_Emphasis">Customize </text:span><text:span text:style-name="Strong_20_Emphasis"><text:span text:style-name="T5">properties.ini</text:span></text:span><text:span text:style-name="Strong_20_Emphasis"> file</text:span><text:bookmark-end text:name="__RefHeading__5441_62722156"/></text:h>
      <text:p text:style-name="P4"><text:tab/>Properties file contains several sections, we'll describe each one right here.<text:line-break/></text:p>
      <text:h text:style-name="Heading_20_3" text:outline-level="3"><text:bookmark text:name="__RefHeading__5443_62722156"/><text:span text:style-name="Strong_20_Emphasis">Section </text:span><text:span text:style-name="Strong_20_Emphasis"><text:span text:style-name="T5">[General]</text:span></text:span><text:span text:style-name="Strong_20_Emphasis">:</text:span><text:bookmark-end text:name="__RefHeading__5443_62722156"/></text:h>
      <text:p text:style-name="Text_20_body"><text:tab/><text:tab/>PHP Authentication comes with multi-language support. You select your preferred <text:tab/>language by setting the <text:span text:style-name="T16">DefaultLanguage</text:span> parameter. You can add your own translation (or <text:tab/>customize existing) by modifying the <text:span text:style-name="T16">messages.php</text:span> file.</text:p>
      <text:p text:style-name="Text_20_body"><text:soft-page-break/><text:tab/>Each registered user can send registration invitations to friends. Number of invitations that <text:tab/>user can send is defined by parameter <text:span text:style-name="T5">NumberOfInvitations</text:span>. <text:line-break/><text:line-break/><text:tab/>If <text:span text:style-name="T5">CheckForRegistrationCode</text:span> parameter is set to 1, registration code is sent along <text:tab/>with each invitation and new users can register only by providing that code. Think of it as of <text:tab/>'closed' web site support - new users can register only if they are invited by existing users. If <text:tab/><text:span text:style-name="T5">CheckForRegistrationCode</text:span> is set to 0, invitations can still be sent around but they will not <text:tab/>contain registration code, since they are not needed now.</text:p>
      <text:p text:style-name="Text_20_body"><text:tab/>If <text:span text:style-name="T17">SendVerificationEMail</text:span> parameter is set to 1, e-mail with verification link is sent to <text:tab/>user after his registration. User will not be able to log in until he verifies his account by <text:tab/>opening this link. If parameter is set to 0, user's account will be verified on registration and <text:tab/>verification mail will not be sent.<text:line-break/><text:line-break/><text:tab/>With <text:span text:style-name="T5">MessageFormat</text:span> parameter you define the format of PHP Authentication's output <text:tab/>messages. The following two formats are available: <text:span text:style-name="T5">XML</text:span> (default) and <text:span text:style-name="T5">JSON</text:span>. </text:p>
      <text:h text:style-name="Heading_20_3" text:outline-level="3"><text:bookmark text:name="__RefHeading__5445_62722156"/><text:span text:style-name="Strong_20_Emphasis">Section </text:span><text:span text:style-name="Strong_20_Emphasis"><text:span text:style-name="T5">[UserName]</text:span></text:span><text:span text:style-name="Strong_20_Emphasis">:</text:span><text:bookmark-end text:name="__RefHeading__5445_62722156"/></text:h>
      <text:p text:style-name="Text_20_body"><text:tab/><text:tab/><text:span text:style-name="T5">MinLength</text:span> and <text:span text:style-name="T5">MaxLength</text:span> define username minimum and maximum lengths, <text:tab/>respectively. Maximum length can not be greater than 64 and username must be <text:tab/>alphanumeric string. If <text:span text:style-name="T5">AllowEMailAddress</text:span> is set to 1, username can have e-mail address <text:tab/>syntax and length constraints do not apply. </text:p>
      <text:h text:style-name="Heading_20_3" text:outline-level="3"><text:bookmark text:name="__RefHeading__5447_62722156"/><text:span text:style-name="Strong_20_Emphasis">Section </text:span><text:span text:style-name="Strong_20_Emphasis"><text:span text:style-name="T5">[VerificationMail]</text:span></text:span><text:span text:style-name="Strong_20_Emphasis">:</text:span><text:bookmark-end text:name="__RefHeading__5447_62722156"/></text:h>
      <text:p text:style-name="Text_20_body"><text:line-break/><text:tab/><text:tab/>Upon registration, e-mail is sent to user containing the link for account verification. <text:tab/>In order to verify the account, user is required to visit the link before the first login. <text:line-break/><text:line-break/><text:tab/>Link URL is defined with the parameter <text:span text:style-name="T5">Link</text:span>. Enter your hostname and path to <text:tab/><text:span text:style-name="T5">verify.php</text:span> script, leave the remaining part untouched.<text:line-break/><text:line-break/><text:tab/>Parameter <text:span text:style-name="T5">MailSubject</text:span> defines the subject of verification request e-mail, while parameters <text:tab/><text:span text:style-name="T5">MailBodyFile</text:span> and <text:span text:style-name="T5">MailHeadersFile</text:span> define paths to mail body and mail headers templates <text:tab/>respectively. Customize templates as you wish, just don't forget to leave <text:span text:style-name="T5">{$link}</text:span> string <text:tab/>inside the mail body.<text:tab/></text:p>
      <text:h text:style-name="Heading_20_3" text:outline-level="3"><text:bookmark text:name="__RefHeading__5449_62722156"/><text:span text:style-name="Strong_20_Emphasis">Section </text:span><text:span text:style-name="Strong_20_Emphasis"><text:span text:style-name="T5">[LoginDataMail]</text:span></text:span><text:span text:style-name="Strong_20_Emphasis">:</text:span><text:bookmark-end text:name="__RefHeading__5449_62722156"/></text:h>
      <text:p text:style-name="Text_20_body"><text:s/><text:tab/><text:tab/></text:p>
      <text:p text:style-name="Text_20_body"><text:tab/><text:tab/>In case user forgets his username or password, he can make a request for forgotten <text:tab/>credentials. Username and new password will be sent via e-mail to address that he used <text:tab/>when he registered his account.<text:line-break/><text:line-break/><text:tab/>Parameter <text:span text:style-name="T5">MailSubject</text:span> defines the subject of e-mail, while parameters <text:span text:style-name="T5">MailBodyFile</text:span> and <text:tab/><text:span text:style-name="T5">MailHeadersFile</text:span> define paths to mail body and mail headers templates respectively. <text:tab/>Customize templates as you wish, just don't forget to leave <text:span text:style-name="T5">{$userName}</text:span> and <text:span text:style-name="T5">{$password}</text:span> <text:tab/>strings inside the mail body.</text:p>
      <text:h text:style-name="Heading_20_3" text:outline-level="3"><text:bookmark text:name="__RefHeading__5451_62722156"/><text:soft-page-break/><text:span text:style-name="Strong_20_Emphasis">Section </text:span><text:span text:style-name="Strong_20_Emphasis"><text:span text:style-name="T5">[InvitationMail]</text:span></text:span><text:span text:style-name="Strong_20_Emphasis">:</text:span><text:bookmark-end text:name="__RefHeading__5451_62722156"/></text:h>
      <text:p text:style-name="Text_20_body"><text:tab/><text:tab/></text:p>
      <text:p text:style-name="Text_20_body"><text:tab/><text:tab/>This section defines the look of invitation mail.<text:line-break/><text:line-break/><text:tab/>Parameter <text:span text:style-name="T5">MailSubject</text:span> defines the subject of e-mail which will contain inviter's name if <text:tab/>the <text:span text:style-name="T5">{$name}</text:span> string is included. Parameter <text:span text:style-name="T5">MailBodyTailFile</text:span> defines the tail that will be <text:tab/>appended to custom message that is inviter sending. If registration codes are used, this tail <text:tab/>should contain <text:span text:style-name="T5">{$registrationCode}</text:span> string. Finally, parameter <text:span text:style-name="T5">MailHeadersFile</text:span> defines <text:tab/>path to mail headers template file.</text:p>
      <text:h text:style-name="Heading_20_3" text:outline-level="3"><text:bookmark text:name="__RefHeading__5453_62722156"/><text:span text:style-name="Strong_20_Emphasis">Section </text:span><text:span text:style-name="Strong_20_Emphasis"><text:span text:style-name="T5">[DaysToExpire]</text:span></text:span><text:span text:style-name="Strong_20_Emphasis">:</text:span><text:bookmark-end text:name="__RefHeading__5453_62722156"/></text:h>
      <text:p text:style-name="Text_20_body"><text:line-break/><text:tab/><text:tab/>In this section you can set the number of days after which the invitations and <text:tab/>unverified accounts will expire. For that purpose you use <text:span text:style-name="T5">TempInvitation</text:span> and <text:tab/><text:span text:style-name="T5">TempVerification </text:span>parameters respectively. When the value is set to 0, data is not expired. <text:tab/>Deletion of old data is actually done by the <text:span text:style-name="T5">deleteExpiredData.php</text:span> script.</text:p>
      <text:h text:style-name="Heading_20_3" text:outline-level="3"><text:bookmark text:name="__RefHeading__5455_62722156"/>Section <text:span text:style-name="T16">[EZPDO]</text:span>:<text:bookmark-end text:name="__RefHeading__5455_62722156"/></text:h>
      <text:p text:style-name="Text_20_body"><text:tab/><text:tab/>You don't need to modify this section unless you want to move EZPDO directory <text:tab/>somewhere else, or you already have it somewhere on your system. In that case you <text:tab/>should customize <text:span text:style-name="T16">RelativePath</text:span> parameter and make it point wherever you want. Just keep <text:tab/>in mind that it is relative path, so keep the starting <text:span text:style-name="T16">./</text:span> and omit the trailing slash.</text:p>
      <text:h text:style-name="Heading_20_2" text:outline-level="2"><text:bookmark text:name="__RefHeading__5457_62722156"/><text:span text:style-name="Strong_20_Emphasis">Set up cron to run </text:span><text:span text:style-name="Strong_20_Emphasis"><text:span text:style-name="T5">deleteExpiredData.php</text:span></text:span><text:span text:style-name="Strong_20_Emphasis"> once a day</text:span><text:bookmark-end text:name="__RefHeading__5457_62722156"/></text:h>
      <text:p text:style-name="P4"><text:tab/>Instructions for this step are different on each hosting environment. If you don't know how to set up scheduler to run the script in regular intervals, the best would be to ask your hosting provider for help.</text:p>
      <text:p text:style-name="Text_20_body"><text:line-break/><text:span text:style-name="Strong_20_Emphasis">That should be it!</text:span> You are ready to start using PHP Authentication web service. Continue by checking the API. </text:p>
      <text:p text:style-name="Text_20_body"/>
      <text:h text:style-name="Heading_20_1" text:outline-level="1"><text:bookmark text:name="__RefHeading__5459_62722156"/>API<text:bookmark-end text:name="__RefHeading__5459_62722156"/></text:h>
      <text:h text:style-name="Heading_20_2" text:outline-level="2"><text:bookmark text:name="__RefHeading__5461_62722156"/><text:span text:style-name="Strong_20_Emphasis">Script name: </text:span><text:bookmark text:name="register.php"/><text:span text:style-name="Strong_20_Emphasis"><text:span text:style-name="T5">register.php</text:span></text:span><text:bookmark-end text:name="__RefHeading__5461_62722156"/></text:h>
      <text:h text:style-name="Heading_20_3" text:outline-level="3"><text:bookmark text:name="__RefHeading__5463_62722156"/>POST Parameters:<text:bookmark-end text:name="__RefHeading__5463_62722156"/></text:h>
      <text:p text:style-name="P4"><text:line-break/><text:tab/><text:span text:style-name="T5">userName</text:span> - alphanumeric string. Minimum and maximum length are defined in <text:tab/><text:a xlink:type="simple" xlink:href="#1.5.Customize properties.ini file|outline"><text:span text:style-name="T5">properties.ini</text:span></text:a> file.<text:line-break/><text:line-break/><text:tab/><text:span text:style-name="T5">password</text:span> - alphanumeric string. Length 32 characters. It should be MD5 hash of user <text:tab/>password obtained on client side.<text:line-break/><text:line-break/><text:tab/><text:span text:style-name="T5">eMailAddress</text:span> - string, syntactically valid e-mail address.<text:line-break/><text:soft-page-break/><text:line-break/><text:tab/><text:span text:style-name="T5">registrationCode</text:span> - alphanumeric string up to 10 characters long. It is needed only if it is <text:tab/>defined so in <text:a xlink:type="simple" xlink:href="#1.5.Customize properties.ini file|outline"><text:span text:style-name="T5">properties.ini</text:span></text:a> file. </text:p>
      <text:h text:style-name="Heading_20_3" text:outline-level="3"><text:bookmark text:name="__RefHeading__5465_62722156"/>Modified tables:<text:bookmark-end text:name="__RefHeading__5465_62722156"/></text:h>
      <text:p text:style-name="P4"><text:line-break/><text:tab/><text:a xlink:type="simple" xlink:href="#3.3.TempInvitation|outline"><text:span text:style-name="T5">TempInvitation</text:span></text:a> - if new user has been invited by one of the existing users, or registration <text:tab/>code is mandatory, entry containing e-mail address or registration code is deleted from this <text:tab/>table.<text:line-break/><text:line-break/><text:tab/><text:a xlink:type="simple" xlink:href="#3.4.TempVerification|outline"><text:span text:style-name="T5">TempVerification</text:span></text:a> - new entry is created containing verification code if the parameter <text:tab/><text:span text:style-name="T16">SendVerificationEMail</text:span> in section <text:a xlink:type="simple" xlink:href="#1.5.1.Section [General]:|outline"><text:span text:style-name="T16">[General]</text:span></text:a> of file <text:a xlink:type="simple" xlink:href="#1.5.Customize properties.ini file|outline"><text:span text:style-name="T16">properties.ini</text:span></text:a> is set to 1.<text:line-break/><text:line-break/><text:tab/><text:a xlink:type="simple" xlink:href="#3.5.User|outline"><text:span text:style-name="T5">User</text:span></text:a> - new entry is created.</text:p>
      <text:h text:style-name="Heading_20_3" text:outline-level="3"><text:bookmark text:name="__RefHeading__5467_62722156"/>XML output on success:<text:bookmark-end text:name="__RefHeading__5467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UserRegistration"</text:span></text:span><text:span text:style-name="T11">&gt;<text:line-break/><text:tab/></text:span><text:span text:style-name="Strong_20_Emphasis"><text:span text:style-name="T3">    </text:span></text:span><text:span text:style-name="T11">&lt;Error&gt;</text:span><text:span text:style-name="Strong_20_Emphasis"><text:span text:style-name="T2">fals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tab/></text:span><text:span text:style-name="Strong_20_Emphasis"><text:span text:style-name="T3">    </text:span></text:span><text:span text:style-name="T11">&lt;Message&gt;</text:span><text:span text:style-name="Strong_20_Emphasis"><text:span text:style-name="T2">Account verification request sent to your e-mail <text:tab/><text:tab/>address</text:span></text:span><text:span text:style-name="T11">&lt;/Message&gt;<text:line-break/><text:tab/>&lt;/XMLMessage&gt;</text:span></text:p>
      <text:p text:style-name="Text_20_body"><text:span text:style-name="T11"><text:tab/></text:span>or</text:p>
      <text:p text:style-name="P4"><text:span text:style-name="T11"><text:tab/>&lt;?xml </text:span><text:span text:style-name="T13">version</text:span><text:span text:style-name="T2">=</text:span><text:span text:style-name="Strong_20_Emphasis"><text:span text:style-name="T14">"1.0"</text:span></text:span><text:span text:style-name="T11"> </text:span><text:span text:style-name="T13">encoding</text:span><text:span text:style-name="T2">=</text:span><text:span text:style-name="Strong_20_Emphasis"><text:span text:style-name="T14">"UTF-8"?</text:span></text:span><text:span text:style-name="T11">&gt;<text:line-break/><text:tab/>&lt;XMLMessage </text:span><text:span text:style-name="T13">type</text:span><text:span text:style-name="T2">=</text:span><text:span text:style-name="Strong_20_Emphasis"><text:span text:style-name="T14">"UserRegistration"</text:span></text:span><text:span text:style-name="T11">&gt;<text:line-break/><text:tab/></text:span><text:span text:style-name="Strong_20_Emphasis"><text:span text:style-name="T2">    </text:span></text:span><text:span text:style-name="T11">&lt;Error&gt;</text:span><text:span text:style-name="Strong_20_Emphasis"><text:span text:style-name="T2">false</text:span></text:span><text:span text:style-name="T11">&lt;/Error&gt;<text:line-break/><text:tab/></text:span><text:span text:style-name="Strong_20_Emphasis"><text:span text:style-name="T2">    </text:span></text:span><text:span text:style-name="T11">&lt;UserName&gt;</text:span><text:span text:style-name="Strong_20_Emphasis"><text:span text:style-name="T2">anonymous</text:span></text:span><text:span text:style-name="T11">&lt;/UserName&gt;<text:line-break/><text:tab/></text:span><text:span text:style-name="Strong_20_Emphasis"><text:span text:style-name="T2">    </text:span></text:span><text:span text:style-name="T11">&lt;Message&gt;</text:span><text:span text:style-name="Strong_20_Emphasis"><text:span text:style-name="T2">User registered</text:span></text:span><text:span text:style-name="T11">&lt;/Message&gt;<text:line-break/><text:tab/>&lt;/XMLMessage&gt;<text:tab/></text:span></text:p>
      <text:h text:style-name="Heading_20_3" text:outline-level="3"><text:bookmark text:name="__RefHeading__5469_62722156"/>Possible XML outputs on failure:<text:bookmark-end text:name="__RefHeading__5469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UserRegistration"</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tab/></text:span><text:span text:style-name="Strong_20_Emphasis"><text:span text:style-name="T3">    </text:span></text:span><text:span text:style-name="T11">&lt;Message&gt;</text:span><text:span text:style-name="Strong_20_Emphasis"><text:span text:style-name="T2">Invalid input</text:span></text:span><text:span text:style-name="T11">&lt;/Message&gt;<text:line-break/><text:tab/>&lt;/XMLMessage&gt;<text:line-break/><text:line-break/><text:tab/>&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UserRegistration"</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tab/></text:span><text:span text:style-name="Strong_20_Emphasis"><text:span text:style-name="T3">    </text:span></text:span><text:span text:style-name="T11">&lt;Message&gt;</text:span><text:span text:style-name="Strong_20_Emphasis"><text:span text:style-name="T2">Unknown registration code</text:span></text:span><text:span text:style-name="T11">&lt;/Message&gt;<text:line-break/><text:tab/>&lt;/XMLMessage&gt;<text:line-break/><text:line-break/><text:tab/>&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UserRegistration"</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span><text:soft-page-break/><text:span text:style-name="T11"><text:tab/></text:span><text:span text:style-name="Strong_20_Emphasis"><text:span text:style-name="T3">    </text:span></text:span><text:span text:style-name="T11">&lt;Message&gt;</text:span><text:span text:style-name="Strong_20_Emphasis"><text:span text:style-name="T2">User name not available or e-mail address already registered <text:tab/>in system</text:span></text:span><text:span text:style-name="T11">&lt;/Message&gt;<text:line-break/><text:tab/>&lt;/XMLMessage&gt;</text:span></text:p>
      <text:h text:style-name="Heading_20_3" text:outline-level="3"><text:bookmark text:name="__RefHeading__5471_62722156"/>JSON output on success:<text:bookmark-end text:name="__RefHeading__5471_62722156"/></text:h>
      <text:p text:style-name="P4"><text:line-break/><text:tab/><text:span text:style-name="T2">{<text:line-break/><text:tab/></text:span><text:span text:style-name="T12"> </text:span><text:span text:style-name="T11">"type"</text:span><text:span text:style-name="Strong_20_Emphasis"><text:span text:style-name="T2">:"UserRegistration",<text:line-break/><text:tab/></text:span></text:span><text:span text:style-name="T12"> </text:span><text:span text:style-name="T11">"error"</text:span><text:span text:style-name="Strong_20_Emphasis"><text:span text:style-name="T2">:fals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Account verification request sent to your e-mail address"]<text:line-break/><text:tab/></text:span></text:span><text:span text:style-name="T2">}</text:span></text:p>
      <text:p text:style-name="Text_20_body"><text:span text:style-name="T2"><text:tab/></text:span>or</text:p>
      <text:p text:style-name="P4"><text:span text:style-name="T2"><text:tab/>{<text:line-break/><text:tab/></text:span><text:span text:style-name="T11"> "type"</text:span><text:span text:style-name="Strong_20_Emphasis"><text:span text:style-name="T2">:"UserRegistration",<text:line-break/><text:tab/></text:span></text:span><text:span text:style-name="T11"> "error"</text:span><text:span text:style-name="Strong_20_Emphasis"><text:span text:style-name="T2">:false,<text:line-break/><text:tab/></text:span></text:span><text:span text:style-name="T11"> "userName"</text:span><text:span text:style-name="Strong_20_Emphasis"><text:span text:style-name="T2">:"anonymous",<text:line-break/><text:tab/></text:span></text:span><text:span text:style-name="T11"> "message"</text:span><text:span text:style-name="Strong_20_Emphasis"><text:span text:style-name="T2">:["User registered"]<text:line-break/><text:tab/></text:span></text:span><text:span text:style-name="T2">}<text:tab/></text:span></text:p>
      <text:h text:style-name="Heading_20_3" text:outline-level="3"><text:bookmark text:name="__RefHeading__5473_62722156"/>Possible JSON outputs on failure:<text:bookmark-end text:name="__RefHeading__5473_62722156"/></text:h>
      <text:p text:style-name="P4"><text:line-break/><text:tab/><text:span text:style-name="T2">{<text:line-break/><text:tab/></text:span><text:span text:style-name="T12"> </text:span><text:span text:style-name="T11">"type"</text:span><text:span text:style-name="Strong_20_Emphasis"><text:span text:style-name="T2">:"UserRegistration",<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Invalid input"]<text:line-break/><text:tab/></text:span></text:span><text:span text:style-name="T2">}<text:line-break/><text:line-break/><text:tab/>{<text:line-break/><text:tab/></text:span><text:span text:style-name="T12"> </text:span><text:span text:style-name="T11">"type"</text:span><text:span text:style-name="Strong_20_Emphasis"><text:span text:style-name="T2">:"UserRegistration",<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Unknown registration code"]<text:line-break/><text:tab/></text:span></text:span><text:span text:style-name="T2">}<text:line-break/></text:span></text:p>
      <text:p text:style-name="P4"><text:span text:style-name="T2"><text:tab/>{<text:line-break/><text:tab/></text:span><text:span text:style-name="T12"> </text:span><text:span text:style-name="T11">"type"</text:span><text:span text:style-name="Strong_20_Emphasis"><text:span text:style-name="T2">:"UserRegistration",<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User name not available or e-mail address already registered <text:tab/>in system"]<text:line-break/><text:tab/></text:span></text:span><text:span text:style-name="T2">}</text:span></text:p>
      <text:p text:style-name="Text_20_body"/>
      <text:p text:style-name="Horizontal_20_Line"/>
      <text:h text:style-name="Heading_20_2" text:outline-level="2"><text:bookmark text:name="__RefHeading__5475_62722156"/><text:soft-page-break/><text:span text:style-name="Strong_20_Emphasis">Script name: </text:span><text:bookmark text:name="unregister.php"/><text:span text:style-name="Strong_20_Emphasis"><text:span text:style-name="T5">unregister.php</text:span></text:span><text:bookmark-end text:name="__RefHeading__5475_62722156"/></text:h>
      <text:h text:style-name="Heading_20_3" text:outline-level="3"><text:bookmark text:name="__RefHeading__5477_62722156"/>POST Parameters: None<text:bookmark-end text:name="__RefHeading__5477_62722156"/></text:h>
      <text:h text:style-name="Heading_20_3" text:outline-level="3"><text:bookmark text:name="__RefHeading__5479_62722156"/>Modified tables:<text:bookmark-end text:name="__RefHeading__5479_62722156"/></text:h>
      <text:p text:style-name="P4"><text:line-break/><text:tab/><text:a xlink:type="simple" xlink:href="#3.1.LastLogin|outline"><text:span text:style-name="T5">LastLogin</text:span></text:a> - user's entry is deleted.<text:line-break/><text:line-break/><text:tab/><text:a xlink:type="simple" xlink:href="#3.5.User|outline"><text:span text:style-name="T5">User</text:span></text:a> - user's entry is deleted.</text:p>
      <text:h text:style-name="Heading_20_3" text:outline-level="3"><text:bookmark text:name="__RefHeading__5481_62722156"/>XML output on success:<text:bookmark-end text:name="__RefHeading__5481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span><text:span text:style-name="T10"><text:line-break/><text:tab/></text:span><text:span text:style-name="T11">&lt;XMLMessage</text:span><text:span text:style-name="T10"> </text:span><text:span text:style-name="T13">type</text:span><text:span text:style-name="T2">=</text:span><text:span text:style-name="Strong_20_Emphasis"><text:span text:style-name="T14">"UnregisterUser"</text:span></text:span><text:span text:style-name="T11">&gt;</text:span><text:span text:style-name="T10"><text:line-break/><text:tab/></text:span><text:span text:style-name="Strong_20_Emphasis"><text:span text:style-name="T3">    </text:span></text:span><text:span text:style-name="T11">&lt;Error&gt;</text:span><text:span text:style-name="Strong_20_Emphasis"><text:span text:style-name="T2">false</text:span></text:span><text:span text:style-name="T11">&lt;/Error&gt;</text:span><text:span text:style-name="T10"><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span><text:span text:style-name="T10"><text:line-break/><text:tab/></text:span><text:span text:style-name="Strong_20_Emphasis"><text:span text:style-name="T3">    </text:span></text:span><text:span text:style-name="T11">&lt;Message&gt;</text:span><text:span text:style-name="Strong_20_Emphasis"><text:span text:style-name="T2">User unregistered</text:span></text:span><text:span text:style-name="T11">&lt;/Message&gt;</text:span><text:span text:style-name="T10"><text:line-break/><text:tab/></text:span><text:span text:style-name="T11">&lt;/XMLMessage&gt;</text:span></text:p>
      <text:h text:style-name="Heading_20_3" text:outline-level="3"><text:bookmark text:name="__RefHeading__5483_62722156"/>XML output on failure:<text:bookmark-end text:name="__RefHeading__5483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UnregisterUser"</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tab/></text:span><text:span text:style-name="Strong_20_Emphasis"><text:span text:style-name="T3">    </text:span></text:span><text:span text:style-name="T11">&lt;Message&gt;</text:span><text:span text:style-name="Strong_20_Emphasis"><text:span text:style-name="T2">In order to close account, you have to be logged in</text:span></text:span><text:span text:style-name="T11">&lt;/Message&gt;<text:line-break/><text:tab/>&lt;/XMLMessage&gt;</text:span></text:p>
      <text:h text:style-name="Heading_20_3" text:outline-level="3"><text:bookmark text:name="__RefHeading__5485_62722156"/>JSON output on success:<text:bookmark-end text:name="__RefHeading__5485_62722156"/></text:h>
      <text:p text:style-name="P4"><text:line-break/><text:tab/><text:span text:style-name="T2">{<text:line-break/><text:tab/></text:span><text:span text:style-name="T12"> </text:span><text:span text:style-name="T11">"type"</text:span><text:span text:style-name="Strong_20_Emphasis"><text:span text:style-name="T2">:"UnregisterUser",<text:line-break/><text:tab/></text:span></text:span><text:span text:style-name="T12"> </text:span><text:span text:style-name="T11">"error"</text:span><text:span text:style-name="Strong_20_Emphasis"><text:span text:style-name="T2">:fals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User unregistered"]<text:line-break/><text:tab/></text:span></text:span><text:span text:style-name="T2">}</text:span></text:p>
      <text:p text:style-name="Text_20_body"/>
      <text:h text:style-name="Heading_20_3" text:outline-level="3"><text:bookmark text:name="__RefHeading__5487_62722156"/>JSON output on failure:<text:bookmark-end text:name="__RefHeading__5487_62722156"/></text:h>
      <text:p text:style-name="P4"><text:line-break/><text:tab/><text:span text:style-name="T2">{<text:line-break/><text:tab/></text:span><text:span text:style-name="T12"> </text:span><text:span text:style-name="T11">"type"</text:span><text:span text:style-name="Strong_20_Emphasis"><text:span text:style-name="T2">:"UnregisterUser",<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In order to close account, you have to be logged in"]<text:line-break/><text:tab/></text:span></text:span><text:span text:style-name="T2">}</text:span></text:p>
      <text:p text:style-name="P8"/>
      <text:p text:style-name="Horizontal_20_Line"/>
      <text:h text:style-name="Heading_20_2" text:outline-level="2"><text:bookmark text:name="__RefHeading__5489_62722156"/><text:soft-page-break/><text:span text:style-name="Strong_20_Emphasis">Script name: </text:span><text:bookmark text:name="verify.php1"/><text:span text:style-name="Strong_20_Emphasis"><text:span text:style-name="T5">verify.php</text:span></text:span><text:bookmark-end text:name="__RefHeading__5489_62722156"/></text:h>
      <text:h text:style-name="Heading_20_3" text:outline-level="3"><text:bookmark text:name="__RefHeading__5491_62722156"/>POST Parameters: None<text:bookmark-end text:name="__RefHeading__5491_62722156"/></text:h>
      <text:h text:style-name="Heading_20_3" text:outline-level="3"><text:bookmark text:name="__RefHeading__5493_62722156"/>GET Parameters:<text:bookmark-end text:name="__RefHeading__5493_62722156"/></text:h>
      <text:p text:style-name="P4"><text:line-break/><text:tab/><text:span text:style-name="T5">verificationCode</text:span> - string, 21 characters long.</text:p>
      <text:h text:style-name="Heading_20_3" text:outline-level="3"><text:bookmark text:name="__RefHeading__5495_62722156"/>Modified tables:<text:bookmark-end text:name="__RefHeading__5495_62722156"/></text:h>
      <text:p text:style-name="P4"><text:line-break/><text:tab/><text:a xlink:type="simple" xlink:href="#3.4.TempVerification|outline"><text:span text:style-name="T5">TempVerification</text:span></text:a> - entry containing given verification code is deleted.<text:line-break/><text:line-break/><text:tab/><text:a xlink:type="simple" xlink:href="#3.5.User|outline"><text:span text:style-name="T5">User</text:span></text:a> - for specific user, a verification flag is set to true.</text:p>
      <text:h text:style-name="Heading_20_3" text:outline-level="3"><text:bookmark text:name="__RefHeading__5497_62722156"/>Output:<text:bookmark-end text:name="__RefHeading__5497_62722156"/></text:h>
      <text:p text:style-name="P4"><text:line-break/><text:tab/>Script doesn't give any output, in fact it is customizable web page. More about <text:tab/>customization can be read <text:a xlink:type="simple" xlink:href="#1.4.Customize verify.php file|outline">here</text:a>.</text:p>
      <text:p text:style-name="P8"/>
      <text:p text:style-name="Horizontal_20_Line"/>
      <text:h text:style-name="Heading_20_2" text:outline-level="2"><text:bookmark text:name="__RefHeading__5499_62722156"/><text:span text:style-name="Strong_20_Emphasis">Script name: </text:span><text:bookmark text:name="logIn.php"/><text:span text:style-name="Strong_20_Emphasis"><text:span text:style-name="T5">logIn.php</text:span></text:span><text:bookmark-end text:name="__RefHeading__5499_62722156"/></text:h>
      <text:h text:style-name="Heading_20_3" text:outline-level="3"><text:bookmark text:name="__RefHeading__5501_62722156"/>POST Parameters:<text:bookmark-end text:name="__RefHeading__5501_62722156"/></text:h>
      <text:p text:style-name="P4"><text:line-break/><text:tab/><text:span text:style-name="T5">userName</text:span> - alphanumeric string. Minimum length 2, maximum 10 characters.<text:line-break/><text:line-break/><text:tab/><text:span text:style-name="T5">password</text:span> - alphanumeric string. Length 32 characters. It should be MD5 hash of user <text:tab/>password obtained on client side.</text:p>
      <text:h text:style-name="Heading_20_3" text:outline-level="3"><text:bookmark text:name="__RefHeading__5503_62722156"/>Modified tables:<text:bookmark-end text:name="__RefHeading__5503_62722156"/></text:h>
      <text:p text:style-name="P4"><text:line-break/><text:tab/><text:a xlink:type="simple" xlink:href="#3.1.LastLogin|outline"><text:span text:style-name="T5">LastLogin</text:span></text:a> - upon login, timestamp and user's IP address is stored.<text:line-break/><text:line-break/><text:tab/><text:a xlink:type="simple" xlink:href="#3.2.MaskedCookieData|outline"><text:span text:style-name="T5">MaskedCookieData</text:span></text:a> - user's login identifier that is kept in cookie is stored here as well.</text:p>
      <text:h text:style-name="Heading_20_3" text:outline-level="3"><text:bookmark text:name="__RefHeading__5505_62722156"/>XML output on success:<text:bookmark-end text:name="__RefHeading__5505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LogIn"</text:span></text:span><text:span text:style-name="T11">&gt;<text:line-break/><text:tab/></text:span><text:span text:style-name="Strong_20_Emphasis"><text:span text:style-name="T3">    </text:span></text:span><text:span text:style-name="T11">&lt;Error&gt;</text:span><text:span text:style-name="Strong_20_Emphasis"><text:span text:style-name="T2">false</text:span></text:span><text:span text:style-name="T11">&lt;/Error&gt;<text:line-break/><text:tab/></text:span><text:span text:style-name="Strong_20_Emphasis"><text:span text:style-name="T3">    </text:span></text:span><text:span text:style-name="T11">&lt;UserName&gt;</text:span><text:span text:style-name="Emphasis"><text:span text:style-name="T2">username</text:span></text:span><text:span text:style-name="T11">&lt;/UserName&gt;<text:line-break/><text:tab/></text:span><text:span text:style-name="Strong_20_Emphasis"><text:span text:style-name="T3">    </text:span></text:span><text:span text:style-name="T11">&lt;Message&gt;</text:span><text:span text:style-name="Strong_20_Emphasis"><text:span text:style-name="T2">Logged in</text:span></text:span><text:span text:style-name="T11">&lt;/Message&gt;<text:line-break/><text:tab/>&lt;/XMLMessage&gt;</text:span></text:p>
      <text:h text:style-name="Heading_20_3" text:outline-level="3"><text:bookmark text:name="__RefHeading__5507_62722156"/><text:soft-page-break/>Possible XML outputs on failure:<text:bookmark-end text:name="__RefHeading__5507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LogIn"</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tab/></text:span><text:span text:style-name="Strong_20_Emphasis"><text:span text:style-name="T3">    </text:span></text:span><text:span text:style-name="T11">&lt;Message&gt;</text:span><text:span text:style-name="Strong_20_Emphasis"><text:span text:style-name="T2">Invalid input</text:span></text:span><text:span text:style-name="T11">&lt;/Message&gt;<text:line-break/><text:tab/>&lt;/XMLMessage&gt;<text:line-break/><text:line-break/><text:tab/>&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LogIn"</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tab/></text:span><text:span text:style-name="Strong_20_Emphasis"><text:span text:style-name="T3">    </text:span></text:span><text:span text:style-name="T11">&lt;Message&gt;</text:span><text:span text:style-name="Strong_20_Emphasis"><text:span text:style-name="T2">You haven't verified your account. Please visit the <text:tab/>verification link that has been sent to your e-mail address.</text:span></text:span><text:span text:style-name="T11">&lt;/Message&gt;<text:line-break/><text:tab/>&lt;/XMLMessage&gt;<text:line-break/><text:line-break/><text:tab/>&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LogIn"</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tab/></text:span><text:span text:style-name="Strong_20_Emphasis"><text:span text:style-name="T3">    </text:span></text:span><text:span text:style-name="T11">&lt;Message&gt;</text:span><text:span text:style-name="Strong_20_Emphasis"><text:span text:style-name="T2">Wrong username and/or password</text:span></text:span><text:span text:style-name="T11">&lt;/Message&gt;<text:line-break/><text:tab/>&lt;/XMLMessage&gt;</text:span></text:p>
      <text:h text:style-name="Heading_20_3" text:outline-level="3"><text:bookmark text:name="__RefHeading__5509_62722156"/>JSON output on success:<text:bookmark-end text:name="__RefHeading__5509_62722156"/></text:h>
      <text:p text:style-name="P4"><text:line-break/><text:tab/><text:span text:style-name="T2">{<text:line-break/><text:tab/></text:span><text:span text:style-name="T12"> </text:span><text:span text:style-name="T11">"type"</text:span><text:span text:style-name="Strong_20_Emphasis"><text:span text:style-name="T2">:"LogIn",<text:line-break/><text:tab/></text:span></text:span><text:span text:style-name="T12"> </text:span><text:span text:style-name="T11">"error"</text:span><text:span text:style-name="Strong_20_Emphasis"><text:span text:style-name="T2">:fals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Logged in"]<text:line-break/><text:tab/></text:span></text:span><text:span text:style-name="T2">}</text:span></text:p>
      <text:h text:style-name="Heading_20_3" text:outline-level="3"><text:bookmark text:name="__RefHeading__5511_62722156"/>Possible JSON outputs on failure:<text:bookmark-end text:name="__RefHeading__5511_62722156"/></text:h>
      <text:p text:style-name="P4"><text:line-break/><text:tab/><text:span text:style-name="T2">{</text:span><text:span text:style-name="T10"><text:line-break/><text:tab/></text:span><text:span text:style-name="T12"> </text:span><text:span text:style-name="T11">"type"</text:span><text:span text:style-name="Strong_20_Emphasis"><text:span text:style-name="T2">:"LogIn",</text:span></text:span><text:span text:style-name="T10"><text:line-break/><text:tab/></text:span><text:span text:style-name="T12"> </text:span><text:span text:style-name="T11">"error"</text:span><text:span text:style-name="Strong_20_Emphasis"><text:span text:style-name="T2">:true,</text:span></text:span><text:span text:style-name="T10"><text:line-break/><text:tab/></text:span><text:span text:style-name="T12"> </text:span><text:span text:style-name="T11">"userName"</text:span><text:span text:style-name="Strong_20_Emphasis"><text:span text:style-name="T2">:"anonymous",</text:span></text:span><text:span text:style-name="T10"><text:line-break/><text:tab/></text:span><text:span text:style-name="T12"> </text:span><text:span text:style-name="T11">"message"</text:span><text:span text:style-name="Strong_20_Emphasis"><text:span text:style-name="T2">:["Invalid input"]</text:span></text:span><text:span text:style-name="T10"><text:line-break/><text:tab/></text:span><text:span text:style-name="T2">}</text:span><text:line-break/><text:line-break/><text:tab/><text:span text:style-name="T2">{<text:line-break/><text:tab/></text:span><text:span text:style-name="T12"> </text:span><text:span text:style-name="T11">"type"</text:span><text:span text:style-name="Strong_20_Emphasis"><text:span text:style-name="T2">:"LogIn",<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You haven't verified your account. Please visit the <text:tab/>verification link that has been sent to your e-mail address."]<text:line-break/><text:tab/></text:span></text:span><text:span text:style-name="T2">}<text:line-break/><text:line-break/><text:tab/>{<text:line-break/><text:tab/></text:span><text:span text:style-name="T12"> </text:span><text:span text:style-name="T11">"type"</text:span><text:span text:style-name="Strong_20_Emphasis"><text:span text:style-name="T2">:"LogIn",<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Wrong username and/or password"]<text:line-break/></text:span></text:span><text:soft-page-break/><text:span text:style-name="Strong_20_Emphasis"><text:span text:style-name="T2"><text:tab/></text:span></text:span><text:span text:style-name="T2">}</text:span></text:p>
      <text:p text:style-name="P8"/>
      <text:p text:style-name="Horizontal_20_Line"/>
      <text:h text:style-name="Heading_20_2" text:outline-level="2"><text:bookmark text:name="__RefHeading__5513_62722156"/><text:span text:style-name="Strong_20_Emphasis">Script name: </text:span><text:bookmark text:name="logOut.php"/><text:span text:style-name="Strong_20_Emphasis"><text:span text:style-name="T5">logOut.php</text:span></text:span><text:bookmark-end text:name="__RefHeading__5513_62722156"/></text:h>
      <text:h text:style-name="Heading_20_3" text:outline-level="3"><text:bookmark text:name="__RefHeading__5515_62722156"/>POST Parameters: None<text:bookmark-end text:name="__RefHeading__5515_62722156"/></text:h>
      <text:h text:style-name="Heading_20_3" text:outline-level="3"><text:bookmark text:name="__RefHeading__5517_62722156"/>Modified tables:<text:bookmark-end text:name="__RefHeading__5517_62722156"/></text:h>
      <text:p text:style-name="P4"><text:line-break/><text:tab/><text:a xlink:type="simple" xlink:href="#3.2.MaskedCookieData|outline"><text:span text:style-name="T5">MaskedCookieData</text:span></text:a> - entry containing user's login identifier is deleted.</text:p>
      <text:h text:style-name="Heading_20_3" text:outline-level="3"><text:bookmark text:name="__RefHeading__5519_62722156"/>XML output:<text:bookmark-end text:name="__RefHeading__5519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LogOut"</text:span></text:span><text:span text:style-name="T11">&gt;<text:line-break/><text:tab/></text:span><text:span text:style-name="Strong_20_Emphasis"><text:span text:style-name="T3">    </text:span></text:span><text:span text:style-name="T11">&lt;Error&gt;</text:span><text:span text:style-name="Strong_20_Emphasis"><text:span text:style-name="T2">fals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tab/></text:span><text:span text:style-name="Strong_20_Emphasis"><text:span text:style-name="T3">    </text:span></text:span><text:span text:style-name="T11">&lt;Message&gt;</text:span><text:span text:style-name="Strong_20_Emphasis"><text:span text:style-name="T2">Logged out</text:span></text:span><text:span text:style-name="T11">&lt;/Message&gt;<text:line-break/><text:tab/>&lt;/XMLMessage&gt;</text:span></text:p>
      <text:h text:style-name="Heading_20_3" text:outline-level="3"><text:bookmark text:name="__RefHeading__5521_62722156"/>JSON output:<text:bookmark-end text:name="__RefHeading__5521_62722156"/></text:h>
      <text:p text:style-name="P4"><text:line-break/><text:tab/><text:span text:style-name="T2">{</text:span><text:span text:style-name="T10"><text:line-break/><text:tab/></text:span><text:span text:style-name="T12"> </text:span><text:span text:style-name="T11">"type"</text:span><text:span text:style-name="Strong_20_Emphasis"><text:span text:style-name="T2">:"LogOut",</text:span></text:span><text:span text:style-name="T10"><text:line-break/><text:tab/></text:span><text:span text:style-name="T12"> </text:span><text:span text:style-name="T11">"error"</text:span><text:span text:style-name="Strong_20_Emphasis"><text:span text:style-name="T2">:false,</text:span></text:span><text:span text:style-name="T10"><text:line-break/><text:tab/></text:span><text:span text:style-name="T12"> </text:span><text:span text:style-name="T11">"userName"</text:span><text:span text:style-name="Strong_20_Emphasis"><text:span text:style-name="T2">:"anonymous",</text:span></text:span><text:span text:style-name="T10"><text:line-break/><text:tab/></text:span><text:span text:style-name="T12"> </text:span><text:span text:style-name="T11">"message"</text:span><text:span text:style-name="Strong_20_Emphasis"><text:span text:style-name="T2">:["Logged out"]</text:span></text:span><text:span text:style-name="T10"><text:line-break/><text:tab/></text:span><text:span text:style-name="T2">}</text:span></text:p>
      <text:p text:style-name="P8"/>
      <text:p text:style-name="Horizontal_20_Line"/>
      <text:h text:style-name="Heading_20_2" text:outline-level="2"><text:bookmark text:name="__RefHeading__5523_62722156"/><text:span text:style-name="Strong_20_Emphasis">Script name: </text:span><text:bookmark text:name="requestLoginData.php"/><text:span text:style-name="Strong_20_Emphasis"><text:span text:style-name="T5">requestLoginData.php</text:span></text:span><text:bookmark-end text:name="__RefHeading__5523_62722156"/></text:h>
      <text:h text:style-name="Heading_20_3" text:outline-level="3"><text:bookmark text:name="__RefHeading__5525_62722156"/>POST Parameters:<text:bookmark-end text:name="__RefHeading__5525_62722156"/></text:h>
      <text:p text:style-name="P4"><text:line-break/><text:tab/><text:span text:style-name="T5">eMailAddress</text:span> - string, syntactically valid e-mail address.</text:p>
      <text:h text:style-name="Heading_20_3" text:outline-level="3"><text:bookmark text:name="__RefHeading__5527_62722156"/>Modified tables: None<text:bookmark-end text:name="__RefHeading__5527_62722156"/></text:h>
      <text:h text:style-name="Heading_20_3" text:outline-level="3"><text:bookmark text:name="__RefHeading__5529_62722156"/>XML output on success:<text:bookmark-end text:name="__RefHeading__5529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RequestLoginData"</text:span></text:span><text:span text:style-name="T11">&gt;<text:line-break/><text:tab/></text:span><text:span text:style-name="Strong_20_Emphasis"><text:span text:style-name="T3">    </text:span></text:span><text:span text:style-name="T11">&lt;Error&gt;</text:span><text:span text:style-name="Strong_20_Emphasis"><text:span text:style-name="T2">fals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span><text:soft-page-break/><text:span text:style-name="T11"><text:tab/></text:span><text:span text:style-name="Strong_20_Emphasis"><text:span text:style-name="T3">    </text:span></text:span><text:span text:style-name="T11">&lt;Message&gt;</text:span><text:span text:style-name="Strong_20_Emphasis"><text:span text:style-name="T2">Account data sent to your e-mail address</text:span></text:span><text:span text:style-name="T11">&lt;/Message&gt;<text:line-break/><text:tab/>&lt;/XMLMessage&gt;</text:span></text:p>
      <text:h text:style-name="Heading_20_3" text:outline-level="3"><text:bookmark text:name="__RefHeading__5531_62722156"/>Possible XML outputs on failure:<text:bookmark-end text:name="__RefHeading__5531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RequestLoginData"</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tab/></text:span><text:span text:style-name="Strong_20_Emphasis"><text:span text:style-name="T3">    </text:span></text:span><text:span text:style-name="T11">&lt;Message&gt;</text:span><text:span text:style-name="Strong_20_Emphasis"><text:span text:style-name="T2">Invalid input</text:span></text:span><text:span text:style-name="T11">&lt;/Message&gt;<text:line-break/><text:tab/>&lt;/XMLMessage&gt;<text:line-break/><text:line-break/><text:tab/>&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RequestLoginData"</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tab/></text:span><text:span text:style-name="Strong_20_Emphasis"><text:span text:style-name="T3">    </text:span></text:span><text:span text:style-name="T11">&lt;Message&gt;</text:span><text:span text:style-name="Strong_20_Emphasis"><text:span text:style-name="T2">Your request can not be currently fulfilled. Please try again a <text:tab/>bit later.</text:span></text:span><text:span text:style-name="T11">&lt;/Message&gt;<text:line-break/><text:tab/>&lt;/XMLMessage&gt;<text:line-break/></text:span><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span><text:span text:style-name="T10"><text:line-break/><text:tab/></text:span><text:span text:style-name="T11">&lt;XMLMessage</text:span><text:span text:style-name="T10"> </text:span><text:span text:style-name="T13">type</text:span><text:span text:style-name="T2">=</text:span><text:span text:style-name="Strong_20_Emphasis"><text:span text:style-name="T14">"RequestLoginData"</text:span></text:span><text:span text:style-name="T11">&gt;</text:span><text:span text:style-name="T10"><text:line-break/><text:tab/></text:span><text:span text:style-name="Strong_20_Emphasis"><text:span text:style-name="T3">    </text:span></text:span><text:span text:style-name="T11">&lt;Error&gt;</text:span><text:span text:style-name="Strong_20_Emphasis"><text:span text:style-name="T2">true</text:span></text:span><text:span text:style-name="T11">&lt;/Error&gt;</text:span><text:span text:style-name="T10"><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span><text:span text:style-name="T10"><text:line-break/><text:tab/></text:span><text:span text:style-name="Strong_20_Emphasis"><text:span text:style-name="T3">    </text:span></text:span><text:span text:style-name="T11">&lt;Message&gt;</text:span><text:span text:style-name="Strong_20_Emphasis"><text:span text:style-name="T2">Unknown e-mail address</text:span></text:span><text:span text:style-name="T11">&lt;/Message&gt;</text:span><text:span text:style-name="T10"><text:line-break/><text:tab/></text:span><text:span text:style-name="T11">&lt;/XMLMessage&gt;</text:span></text:p>
      <text:h text:style-name="Heading_20_3" text:outline-level="3"><text:bookmark text:name="__RefHeading__5533_62722156"/>JSON output on success:<text:bookmark-end text:name="__RefHeading__5533_62722156"/></text:h>
      <text:p text:style-name="P4"><text:line-break/><text:tab/><text:span text:style-name="T2">{<text:line-break/><text:tab/></text:span><text:span text:style-name="T12"> </text:span><text:span text:style-name="T11">"type"</text:span><text:span text:style-name="Strong_20_Emphasis"><text:span text:style-name="T2">:"RequestLoginData",<text:line-break/><text:tab/></text:span></text:span><text:span text:style-name="T12"> </text:span><text:span text:style-name="T11">"error"</text:span><text:span text:style-name="Strong_20_Emphasis"><text:span text:style-name="T2">:fals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Account data sent to your e-mail address"]<text:line-break/><text:tab/></text:span></text:span><text:span text:style-name="T2">}</text:span></text:p>
      <text:h text:style-name="Heading_20_3" text:outline-level="3"><text:bookmark text:name="__RefHeading__5535_62722156"/>Possible JSON outputs on failure:<text:bookmark-end text:name="__RefHeading__5535_62722156"/></text:h>
      <text:p text:style-name="P4"><text:line-break/><text:tab/><text:span text:style-name="T2">{<text:line-break/><text:tab/></text:span><text:span text:style-name="T12"> </text:span><text:span text:style-name="T11">"type"</text:span><text:span text:style-name="Strong_20_Emphasis"><text:span text:style-name="T2">:"RequestLoginData",<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Invalid input"]<text:line-break/><text:tab/></text:span></text:span><text:span text:style-name="T2">}<text:line-break/><text:line-break/><text:tab/>{<text:line-break/><text:tab/></text:span><text:span text:style-name="T12"> </text:span><text:span text:style-name="T11">"type"</text:span><text:span text:style-name="Strong_20_Emphasis"><text:span text:style-name="T2">:"RequestLoginData",<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Your request can not be currently fulfilled. Please try again <text:tab/>a bit later."]<text:line-break/><text:tab/></text:span></text:span><text:span text:style-name="T2">}<text:line-break/><text:line-break/><text:tab/>{<text:line-break/><text:tab/></text:span><text:span text:style-name="T12"> </text:span><text:span text:style-name="T11">"type"</text:span><text:span text:style-name="Strong_20_Emphasis"><text:span text:style-name="T2">:"RequestLoginData",<text:line-break/></text:span></text:span><text:soft-page-break/><text:span text:style-name="Strong_20_Emphasis"><text:span text:style-name="T2"><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Unknown e-mail address"]<text:line-break/><text:tab/></text:span></text:span><text:span text:style-name="T2">}</text:span></text:p>
      <text:p text:style-name="P8"/>
      <text:p text:style-name="Horizontal_20_Line"/>
      <text:h text:style-name="Heading_20_2" text:outline-level="2"><text:bookmark text:name="__RefHeading__5537_62722156"/><text:span text:style-name="Strong_20_Emphasis">Script name: </text:span><text:bookmark text:name="getCurrentUserName.php"/><text:span text:style-name="Strong_20_Emphasis"><text:span text:style-name="T5">getCurrentUserName.php</text:span></text:span><text:bookmark-end text:name="__RefHeading__5537_62722156"/></text:h>
      <text:h text:style-name="Heading_20_3" text:outline-level="3"><text:bookmark text:name="__RefHeading__5539_62722156"/>POST Parameters: None<text:bookmark-end text:name="__RefHeading__5539_62722156"/></text:h>
      <text:h text:style-name="Heading_20_3" text:outline-level="3"><text:bookmark text:name="__RefHeading__5541_62722156"/>Modified tables: None<text:bookmark-end text:name="__RefHeading__5541_62722156"/></text:h>
      <text:h text:style-name="Heading_20_3" text:outline-level="3"><text:bookmark text:name="__RefHeading__5543_62722156"/>XML output:<text:bookmark-end text:name="__RefHeading__5543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GetCurrentUserName"</text:span></text:span><text:span text:style-name="T11">&gt;<text:line-break/><text:tab/></text:span><text:span text:style-name="Strong_20_Emphasis"><text:span text:style-name="T3">    </text:span></text:span><text:span text:style-name="T11">&lt;Error&gt;</text:span><text:span text:style-name="Strong_20_Emphasis"><text:span text:style-name="T2">false</text:span></text:span><text:span text:style-name="T11">&lt;/Error&gt;<text:line-break/><text:tab/></text:span><text:span text:style-name="Strong_20_Emphasis"><text:span text:style-name="T3">    </text:span></text:span><text:span text:style-name="T11">&lt;UserName&gt;</text:span><text:span text:style-name="Emphasis"><text:span text:style-name="T2">username</text:span></text:span><text:span text:style-name="T11">&lt;/UserName&gt;<text:line-break/><text:tab/></text:span><text:span text:style-name="Strong_20_Emphasis"><text:span text:style-name="T3">    </text:span></text:span><text:span text:style-name="T11">&lt;Message&gt;&lt;/Message&gt;<text:line-break/><text:tab/>&lt;/XMLMessage&gt;</text:span></text:p>
      <text:p text:style-name="Text_20_body"><text:line-break/><text:tab/>or:</text:p>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GetCurrentUserName"</text:span></text:span><text:span text:style-name="T11">&gt;<text:line-break/><text:tab/></text:span><text:span text:style-name="Strong_20_Emphasis"><text:span text:style-name="T3">    </text:span></text:span><text:span text:style-name="T11">&lt;Error&gt;</text:span><text:span text:style-name="Strong_20_Emphasis"><text:span text:style-name="T2">fals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line-break/><text:tab/></text:span><text:span text:style-name="Strong_20_Emphasis"><text:span text:style-name="T3">    </text:span></text:span><text:span text:style-name="T11">&lt;Message&gt;&lt;/Message&gt;<text:line-break/><text:tab/>&lt;/XMLMessage&gt;</text:span></text:p>
      <text:h text:style-name="Heading_20_3" text:outline-level="3"><text:bookmark text:name="__RefHeading__5545_62722156"/>JSON output:<text:bookmark-end text:name="__RefHeading__5545_62722156"/></text:h>
      <text:p text:style-name="P4"><text:line-break/><text:tab/><text:span text:style-name="T2">{<text:line-break/><text:tab/></text:span><text:span text:style-name="T12"> </text:span><text:span text:style-name="T11">"type"</text:span><text:span text:style-name="Strong_20_Emphasis"><text:span text:style-name="T2">:"GetCurrentUserName",<text:line-break/><text:tab/></text:span></text:span><text:span text:style-name="T12"> </text:span><text:span text:style-name="T11">"error"</text:span><text:span text:style-name="Strong_20_Emphasis"><text:span text:style-name="T2">:fals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text:line-break/><text:tab/></text:span></text:span><text:span text:style-name="T2">}</text:span></text:p>
      <text:p text:style-name="Text_20_body"><text:line-break/><text:tab/>or:</text:p>
      <text:p text:style-name="P4"><text:line-break/><text:tab/><text:span text:style-name="T2">{<text:line-break/><text:tab/></text:span><text:span text:style-name="T12"> </text:span><text:span text:style-name="T11">"type"</text:span><text:span text:style-name="Strong_20_Emphasis"><text:span text:style-name="T2">:"GetCurrentUserName",<text:line-break/><text:tab/></text:span></text:span><text:span text:style-name="T12"> </text:span><text:span text:style-name="T11">"error"</text:span><text:span text:style-name="Strong_20_Emphasis"><text:span text:style-name="T2">:fals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text:line-break/><text:tab/></text:span></text:span><text:span text:style-name="T2">}</text:span></text:p>
      <text:p text:style-name="Horizontal_20_Line"/>
      <text:h text:style-name="Heading_20_2" text:outline-level="2"><text:bookmark text:name="__RefHeading__5547_62722156"/><text:soft-page-break/>Script name: getUserName.php<text:bookmark-end text:name="__RefHeading__5547_62722156"/></text:h>
      <text:h text:style-name="Heading_20_3" text:outline-level="3"><text:bookmark text:name="__RefHeading__5549_62722156"/>POST Parameters:<text:bookmark-end text:name="__RefHeading__5549_62722156"/></text:h>
      <text:p text:style-name="P6"><text:tab/></text:p>
      <text:p text:style-name="P4"><text:span text:style-name="T5"><text:tab/>id</text:span> - user's id.</text:p>
      <text:h text:style-name="Heading_20_3" text:outline-level="3"><text:bookmark text:name="__RefHeading__5551_62722156"/>Modified tables: None<text:bookmark-end text:name="__RefHeading__5551_62722156"/></text:h>
      <text:h text:style-name="Heading_20_3" text:outline-level="3"><text:bookmark text:name="__RefHeading__5553_62722156"/>XML output on success:<text:bookmark-end text:name="__RefHeading__5553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GetUserName"</text:span></text:span><text:span text:style-name="T11">&gt;<text:line-break/><text:tab/></text:span><text:span text:style-name="Strong_20_Emphasis"><text:span text:style-name="T3">    </text:span></text:span><text:span text:style-name="T11">&lt;Error&gt;</text:span><text:span text:style-name="Strong_20_Emphasis"><text:span text:style-name="T2">false</text:span></text:span><text:span text:style-name="T11">&lt;/Error&gt;<text:line-break/><text:tab/></text:span><text:span text:style-name="Strong_20_Emphasis"><text:span text:style-name="T3">    </text:span></text:span><text:span text:style-name="T11">&lt;UserName&gt;</text:span><text:span text:style-name="Emphasis"><text:span text:style-name="T2">username with assigned id</text:span></text:span><text:span text:style-name="T11">&lt;/UserName&gt;<text:line-break/><text:tab/></text:span><text:span text:style-name="Strong_20_Emphasis"><text:span text:style-name="T3">    </text:span></text:span><text:span text:style-name="T11">&lt;Message&gt;&lt;/Message&gt;<text:line-break/><text:tab/>&lt;/XMLMessage&gt;</text:span></text:p>
      <text:h text:style-name="Heading_20_3" text:outline-level="3"><text:bookmark text:name="__RefHeading__5555_62722156"/>XML output on failure:<text:bookmark-end text:name="__RefHeading__5555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GetUserName"</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Emphasis"><text:span text:style-name="T2">username</text:span></text:span><text:span text:style-name="T11">&lt;/UserName&gt;<text:line-break/><text:tab/></text:span><text:span text:style-name="Strong_20_Emphasis"><text:span text:style-name="T3">    </text:span></text:span><text:span text:style-name="T11">&lt;Message&gt;</text:span><text:span text:style-name="Strong_20_Emphasis"><text:span text:style-name="T2">User ID unknown</text:span></text:span><text:span text:style-name="T11">&lt;/Message&gt;<text:line-break/><text:tab/>&lt;/XMLMessage&gt;</text:span></text:p>
      <text:h text:style-name="Heading_20_3" text:outline-level="3"><text:bookmark text:name="__RefHeading__5557_62722156"/>JSON output on success:<text:bookmark-end text:name="__RefHeading__5557_62722156"/></text:h>
      <text:p text:style-name="P4"><text:line-break/><text:tab/><text:span text:style-name="T2">{<text:line-break/><text:tab/></text:span><text:span text:style-name="T12"> </text:span><text:span text:style-name="T11">"type"</text:span><text:span text:style-name="Strong_20_Emphasis"><text:span text:style-name="T2">:"GetUserName",<text:line-break/><text:tab/></text:span></text:span><text:span text:style-name="T12"> </text:span><text:span text:style-name="T11">"error"</text:span><text:span text:style-name="Strong_20_Emphasis"><text:span text:style-name="T2">:false,<text:line-break/><text:tab/></text:span></text:span><text:span text:style-name="T12"> </text:span><text:span text:style-name="T11">"userName"</text:span><text:span text:style-name="Strong_20_Emphasis"><text:span text:style-name="T2">:"</text:span></text:span><text:span text:style-name="Emphasis"><text:span text:style-name="T2">username with assigned id</text:span></text:span><text:span text:style-name="Strong_20_Emphasis"><text:span text:style-name="T2">",<text:line-break/><text:tab/></text:span></text:span><text:span text:style-name="T12"> </text:span><text:span text:style-name="T11">"message"</text:span><text:span text:style-name="Strong_20_Emphasis"><text:span text:style-name="T2">:[]<text:line-break/><text:tab/></text:span></text:span><text:span text:style-name="T2">}</text:span></text:p>
      <text:h text:style-name="Heading_20_3" text:outline-level="3"><text:bookmark text:name="__RefHeading__5559_62722156"/>JSON output on failure:<text:bookmark-end text:name="__RefHeading__5559_62722156"/></text:h>
      <text:p text:style-name="P4"><text:line-break/><text:tab/><text:span text:style-name="T2">{<text:line-break/><text:tab/></text:span><text:span text:style-name="T12"> </text:span><text:span text:style-name="T11">"type"</text:span><text:span text:style-name="Strong_20_Emphasis"><text:span text:style-name="T2">:"GetUserName",<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User ID unknown"]<text:line-break/><text:tab/></text:span></text:span><text:span text:style-name="T2">}</text:span></text:p>
      <text:p text:style-name="Horizontal_20_Line"/>
      <text:h text:style-name="Heading_20_2" text:outline-level="2"><text:bookmark text:name="__RefHeading__5561_62722156"/><text:soft-page-break/><text:span text:style-name="Strong_20_Emphasis">Script name: </text:span><text:bookmark text:name="setPrivateData.php"/><text:span text:style-name="Strong_20_Emphasis"><text:span text:style-name="T5">setPrivateData.php</text:span></text:span><text:bookmark-end text:name="__RefHeading__5561_62722156"/></text:h>
      <text:h text:style-name="Heading_20_3" text:outline-level="3"><text:bookmark text:name="__RefHeading__5563_62722156"/>POST Parameters:<text:bookmark-end text:name="__RefHeading__5563_62722156"/></text:h>
      <text:p text:style-name="P4"><text:line-break/><text:tab/><text:span text:style-name="T5">currentPassword</text:span> - alphanumeric string. Length 32 characters. It should be MD5 hash of <text:tab/>user's current password obtained on client side.<text:line-break/><text:line-break/><text:tab/><text:span text:style-name="T5">newPassword</text:span> - alphanumeric string. Length 32 characters. It should be MD5 hash of user's <text:tab/>new password obtained on client side.<text:line-break/><text:line-break/><text:tab/><text:span text:style-name="T5">eMailAddress</text:span> - string, syntactically valid e-mail address.<text:line-break/><text:line-break/><text:tab/><text:span text:style-name="T5">gender</text:span> - integer, 0 = not set, 1 = male, 2 = female<text:line-break/><text:line-break/><text:tab/><text:span text:style-name="T5">birthYear</text:span> - integer, 0 = not set, otherwise user must be between 5 and 120 years old. </text:p>
      <text:h text:style-name="Heading_20_3" text:outline-level="3"><text:bookmark text:name="__RefHeading__5565_62722156"/>Modified tables:<text:bookmark-end text:name="__RefHeading__5565_62722156"/></text:h>
      <text:p text:style-name="P4"><text:line-break/><text:tab/><text:a xlink:type="simple" xlink:href="#3.5.User|outline"><text:span text:style-name="T5">User</text:span></text:a> - user entry is updated with given data.</text:p>
      <text:h text:style-name="Heading_20_3" text:outline-level="3"><text:bookmark text:name="__RefHeading__5567_62722156"/>XML output on success:<text:bookmark-end text:name="__RefHeading__5567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SetPrivateData"</text:span></text:span><text:span text:style-name="T11">&gt;<text:line-break/><text:tab/></text:span><text:span text:style-name="Strong_20_Emphasis"><text:span text:style-name="T3">    </text:span></text:span><text:span text:style-name="T11">&lt;Error&gt;</text:span><text:span text:style-name="Strong_20_Emphasis"><text:span text:style-name="T2">false</text:span></text:span><text:span text:style-name="T11">&lt;/Error&gt;<text:line-break/><text:tab/></text:span><text:span text:style-name="Strong_20_Emphasis"><text:span text:style-name="T3">    </text:span></text:span><text:span text:style-name="T11">&lt;UserName&gt;</text:span><text:span text:style-name="Emphasis"><text:span text:style-name="T2">username</text:span></text:span><text:span text:style-name="T11">&lt;/UserName&gt;<text:line-break/><text:tab/></text:span><text:span text:style-name="Strong_20_Emphasis"><text:span text:style-name="T3">    </text:span></text:span><text:span text:style-name="T11">&lt;Message&gt;</text:span><text:span text:style-name="Strong_20_Emphasis"><text:span text:style-name="T2">Personal data changed</text:span></text:span><text:span text:style-name="T11">&lt;/Message&gt;<text:line-break/><text:tab/>&lt;/XMLMessage&gt;</text:span></text:p>
      <text:h text:style-name="Heading_20_3" text:outline-level="3"><text:bookmark text:name="__RefHeading__5569_62722156"/>Possible XML outputs on failure:<text:bookmark-end text:name="__RefHeading__5569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SetPrivateData"</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Emphasis"><text:span text:style-name="T2">username</text:span></text:span><text:span text:style-name="T11">&lt;/UserName&gt;<text:line-break/><text:tab/></text:span><text:span text:style-name="Strong_20_Emphasis"><text:span text:style-name="T3">    </text:span></text:span><text:span text:style-name="T11">&lt;Message&gt;</text:span><text:span text:style-name="Strong_20_Emphasis"><text:span text:style-name="T2">Invalid input</text:span></text:span><text:span text:style-name="T11">&lt;/Message&gt;<text:line-break/><text:tab/>&lt;/XMLMessage&gt;<text:line-break/></text:span></text:p>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SetPrivateData"</text:span></text:span><text:span text:style-name="T11">&gt;</text:span><text:span text:style-name="T10"><text:line-break/><text:tab/></text:span><text:span text:style-name="Strong_20_Emphasis"><text:span text:style-name="T3">    </text:span></text:span><text:span text:style-name="T11">&lt;Error&gt;</text:span><text:span text:style-name="Strong_20_Emphasis"><text:span text:style-name="T2">true</text:span></text:span><text:span text:style-name="T11">&lt;/Error&gt;</text:span><text:span text:style-name="T10"><text:line-break/><text:tab/></text:span><text:span text:style-name="Strong_20_Emphasis"><text:span text:style-name="T3">    </text:span></text:span><text:span text:style-name="T11">&lt;UserName&gt;</text:span><text:span text:style-name="Emphasis"><text:span text:style-name="T2">username</text:span></text:span><text:span text:style-name="T11">&lt;/UserName&gt;</text:span><text:span text:style-name="T10"><text:line-break/><text:tab/></text:span><text:span text:style-name="Strong_20_Emphasis"><text:span text:style-name="T3">    </text:span></text:span><text:span text:style-name="T11">&lt;Message&gt;</text:span><text:span text:style-name="Strong_20_Emphasis"><text:span text:style-name="T2">Wrong current password</text:span></text:span><text:span text:style-name="T11">&lt;/Message&gt;</text:span><text:span text:style-name="T10"><text:line-break/><text:tab/></text:span><text:span text:style-name="T11">&lt;/XMLMessage&gt;</text:span><text:line-break/><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span><text:span text:style-name="T10"><text:line-break/><text:tab/></text:span><text:span text:style-name="T11">&lt;XMLMessage</text:span><text:span text:style-name="T10"> </text:span><text:span text:style-name="T13">type</text:span><text:span text:style-name="T2">=</text:span><text:span text:style-name="Strong_20_Emphasis"><text:span text:style-name="T14">"SetPrivateData"</text:span></text:span><text:span text:style-name="T11">&gt;</text:span><text:span text:style-name="T10"><text:line-break/><text:tab/></text:span><text:span text:style-name="Strong_20_Emphasis"><text:span text:style-name="T3">    </text:span></text:span><text:span text:style-name="T11">&lt;Error&gt;</text:span><text:span text:style-name="Strong_20_Emphasis"><text:span text:style-name="T2">true</text:span></text:span><text:span text:style-name="T11">&lt;/Error&gt;</text:span><text:span text:style-name="T10"><text:line-break/><text:tab/></text:span><text:span text:style-name="Strong_20_Emphasis"><text:span text:style-name="T3">    </text:span></text:span><text:span text:style-name="T11">&lt;UserName&gt;</text:span><text:span text:style-name="Emphasis"><text:span text:style-name="T2">username</text:span></text:span><text:span text:style-name="T11">&lt;/UserName&gt;</text:span><text:span text:style-name="T10"><text:line-break/></text:span><text:soft-page-break/><text:span text:style-name="T10"><text:tab/></text:span><text:span text:style-name="Strong_20_Emphasis"><text:span text:style-name="T3">    </text:span></text:span><text:span text:style-name="T11">&lt;Message&gt;</text:span><text:span text:style-name="Strong_20_Emphasis"><text:span text:style-name="T2">Personal data not changed - error occurred while saving the <text:tab/>changes. It is possible that new e-mail address has already been <text:tab/>registered.</text:span></text:span><text:span text:style-name="T11">&lt;/Message&gt;</text:span><text:span text:style-name="T10"><text:line-break/><text:tab/></text:span><text:span text:style-name="T11">&lt;/XMLMessage&gt;</text:span><text:line-break/><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span><text:span text:style-name="T10"><text:line-break/><text:tab/></text:span><text:span text:style-name="T11">&lt;XMLMessage</text:span><text:span text:style-name="T10"> </text:span><text:span text:style-name="T13">type</text:span><text:span text:style-name="T2">=</text:span><text:span text:style-name="Strong_20_Emphasis"><text:span text:style-name="T14">"SetPrivateData"</text:span></text:span><text:span text:style-name="T11">&gt;</text:span><text:span text:style-name="T10"><text:line-break/><text:tab/></text:span><text:span text:style-name="Strong_20_Emphasis"><text:span text:style-name="T3">    </text:span></text:span><text:span text:style-name="T11">&lt;Error&gt;</text:span><text:span text:style-name="Strong_20_Emphasis"><text:span text:style-name="T2">true</text:span></text:span><text:span text:style-name="T11">&lt;/Error&gt;</text:span><text:span text:style-name="T10"><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span><text:span text:style-name="T10"><text:line-break/><text:tab/></text:span><text:span text:style-name="Strong_20_Emphasis"><text:span text:style-name="T3">    </text:span></text:span><text:span text:style-name="T11">&lt;Message&gt;</text:span><text:span text:style-name="Strong_20_Emphasis"><text:span text:style-name="T2">In order to change personal data, you have to be logged <text:tab/>in</text:span></text:span><text:span text:style-name="T11">&lt;/Message&gt;</text:span><text:span text:style-name="T10"><text:line-break/><text:tab/></text:span><text:span text:style-name="T11">&lt;/XMLMessage&gt;</text:span></text:p>
      <text:h text:style-name="Heading_20_3" text:outline-level="3"><text:bookmark text:name="__RefHeading__5571_62722156"/>JSON output on success:<text:bookmark-end text:name="__RefHeading__5571_62722156"/></text:h>
      <text:p text:style-name="P4"><text:line-break/><text:tab/><text:span text:style-name="T2">{<text:line-break/><text:tab/></text:span><text:span text:style-name="T12"> </text:span><text:span text:style-name="T11">"type"</text:span><text:span text:style-name="Strong_20_Emphasis"><text:span text:style-name="T2">:"SetPrivateData",<text:line-break/><text:tab/></text:span></text:span><text:span text:style-name="T12"> </text:span><text:span text:style-name="T11">"error"</text:span><text:span text:style-name="Strong_20_Emphasis"><text:span text:style-name="T2">:fals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Personal data changed"]<text:line-break/><text:tab/></text:span></text:span><text:span text:style-name="T2">}</text:span></text:p>
      <text:h text:style-name="Heading_20_3" text:outline-level="3"><text:bookmark text:name="__RefHeading__5573_62722156"/>Possible JSON outputs on failure:<text:bookmark-end text:name="__RefHeading__5573_62722156"/></text:h>
      <text:p text:style-name="P4"><text:line-break/><text:tab/><text:span text:style-name="T2">{<text:line-break/><text:tab/></text:span><text:span text:style-name="T12"> </text:span><text:span text:style-name="T11">"type"</text:span><text:span text:style-name="Strong_20_Emphasis"><text:span text:style-name="T2">:"SetPrivateData",<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Invalid input"]<text:line-break/><text:tab/></text:span></text:span><text:span text:style-name="T2">}<text:line-break/><text:line-break/><text:tab/>{<text:line-break/><text:tab/></text:span><text:span text:style-name="T12"> </text:span><text:span text:style-name="T11">"type"</text:span><text:span text:style-name="Strong_20_Emphasis"><text:span text:style-name="T2">:"SetPrivateData",<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Wrong current password"]<text:line-break/><text:tab/></text:span></text:span><text:span text:style-name="T2">}<text:line-break/></text:span></text:p>
      <text:p text:style-name="P4"><text:span text:style-name="T2"><text:tab/>{<text:line-break/><text:tab/></text:span><text:span text:style-name="T12"> </text:span><text:span text:style-name="T11">"type"</text:span><text:span text:style-name="Strong_20_Emphasis"><text:span text:style-name="T2">:"SetPrivateData",<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Personal data not changed - error occurred while saving the <text:tab/>changes. It is possible that new e-mail address has already been <text:tab/>registered."]<text:line-break/><text:tab/></text:span></text:span><text:span text:style-name="T2">}<text:line-break/><text:line-break/><text:tab/>{<text:line-break/><text:tab/></text:span><text:span text:style-name="T12"> </text:span><text:span text:style-name="T11">"type"</text:span><text:span text:style-name="Strong_20_Emphasis"><text:span text:style-name="T2">:"SetPrivateData",<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anonymous",<text:line-break/><text:tab/></text:span></text:span><text:span text:style-name="T12"> </text:span><text:span text:style-name="T11">"message"</text:span><text:span text:style-name="Strong_20_Emphasis"><text:span text:style-name="T2">:["In order to change personal data, you have to be logged in"]<text:line-break/><text:tab/></text:span></text:span><text:span text:style-name="T2">}</text:span></text:p>
      <text:p text:style-name="P8"/>
      <text:p text:style-name="Horizontal_20_Line"/>
      <text:h text:style-name="Heading_20_2" text:outline-level="2"><text:bookmark text:name="__RefHeading__5575_62722156"/><text:soft-page-break/><text:span text:style-name="Strong_20_Emphasis">Script name: </text:span><text:bookmark text:name="getPrivateData.php"/><text:span text:style-name="Strong_20_Emphasis"><text:span text:style-name="T5">getPrivateData.php</text:span></text:span><text:bookmark-end text:name="__RefHeading__5575_62722156"/></text:h>
      <text:h text:style-name="Heading_20_3" text:outline-level="3"><text:bookmark text:name="__RefHeading__5577_62722156"/>POST Parameters: None<text:bookmark-end text:name="__RefHeading__5577_62722156"/></text:h>
      <text:h text:style-name="Heading_20_3" text:outline-level="3"><text:bookmark text:name="__RefHeading__5579_62722156"/>Modified tables: None<text:bookmark-end text:name="__RefHeading__5579_62722156"/></text:h>
      <text:h text:style-name="Heading_20_3" text:outline-level="3"><text:bookmark text:name="__RefHeading__5581_62722156"/>XML output on success:<text:bookmark-end text:name="__RefHeading__5581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GetPrivateData"</text:span></text:span><text:span text:style-name="T11">&gt;<text:line-break/><text:tab/></text:span><text:span text:style-name="Strong_20_Emphasis"><text:span text:style-name="T3">    </text:span></text:span><text:span text:style-name="T11">&lt;Error&gt;</text:span><text:span text:style-name="Strong_20_Emphasis"><text:span text:style-name="T2">false</text:span></text:span><text:span text:style-name="T11">&lt;/Error&gt;<text:line-break/><text:tab/></text:span><text:span text:style-name="Strong_20_Emphasis"><text:span text:style-name="T3">    </text:span></text:span><text:span text:style-name="T11">&lt;UserName&gt;</text:span><text:span text:style-name="Emphasis"><text:span text:style-name="T2">username</text:span></text:span><text:span text:style-name="T11">&lt;/UserName&gt;<text:line-break/><text:tab/></text:span><text:span text:style-name="Strong_20_Emphasis"><text:span text:style-name="T3">    </text:span></text:span><text:span text:style-name="T11">&lt;Message&gt;&lt;/Message&gt;<text:line-break/><text:tab/></text:span><text:span text:style-name="Strong_20_Emphasis"><text:span text:style-name="T3">    </text:span></text:span><text:span text:style-name="T11">&lt;PrivateData&gt;<text:line-break/><text:tab/></text:span><text:span text:style-name="Strong_20_Emphasis"><text:span text:style-name="T3">       </text:span></text:span><text:span text:style-name="T11">&lt;EMailAddress&gt;</text:span><text:span text:style-name="Emphasis"><text:span text:style-name="T2">e-mail address</text:span></text:span><text:span text:style-name="T11">&lt;/EMailAddress&gt;<text:line-break/><text:tab/></text:span><text:span text:style-name="Strong_20_Emphasis"><text:span text:style-name="T3">       </text:span></text:span><text:span text:style-name="T11">&lt;Gender&gt;</text:span><text:span text:style-name="Emphasis"><text:span text:style-name="T2">0 (not set), 1 (male) or 2 (female)</text:span></text:span><text:span text:style-name="T11">&lt;/Gender&gt;<text:line-break/><text:tab/></text:span><text:span text:style-name="Strong_20_Emphasis"><text:span text:style-name="T3">       </text:span></text:span><text:span text:style-name="T11">&lt;BirthYear&gt;</text:span><text:span text:style-name="Emphasis"><text:span text:style-name="T2">birth year</text:span></text:span><text:span text:style-name="T11">&lt;/BirthYear&gt;<text:line-break/><text:tab/></text:span><text:span text:style-name="Strong_20_Emphasis"><text:span text:style-name="T3">    </text:span></text:span><text:span text:style-name="T11">&lt;/PrivateData&gt;<text:line-break/><text:tab/>&lt;/XMLMessage&gt;</text:span></text:p>
      <text:h text:style-name="Heading_20_3" text:outline-level="3"><text:bookmark text:name="__RefHeading__5583_62722156"/>XML output on failure:<text:bookmark-end text:name="__RefHeading__5583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GetPrivateData"</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Strong_20_Emphasis"><text:span text:style-name="T2">anonymous</text:span></text:span><text:span text:style-name="T11">&lt;/UserName&gt;</text:span><text:span text:style-name="T10"><text:line-break/><text:tab/></text:span><text:span text:style-name="Strong_20_Emphasis"><text:span text:style-name="T3">    </text:span></text:span><text:span text:style-name="T11">&lt;Message&gt;</text:span><text:span text:style-name="Strong_20_Emphasis"><text:span text:style-name="T2">In order to get personal data, you have to be logged <text:tab/>in</text:span></text:span><text:span text:style-name="T11">&lt;/Message&gt;</text:span><text:span text:style-name="T10"><text:line-break/><text:tab/></text:span><text:span text:style-name="T11">&lt;/XMLMessage&gt;</text:span></text:p>
      <text:h text:style-name="Heading_20_3" text:outline-level="3"><text:bookmark text:name="__RefHeading__5585_62722156"/>JSON output on success:<text:bookmark-end text:name="__RefHeading__5585_62722156"/></text:h>
      <text:p text:style-name="P4"><text:line-break/><text:tab/><text:span text:style-name="T2">{<text:line-break/><text:tab/></text:span><text:span text:style-name="T12"> </text:span><text:span text:style-name="T11">"type"</text:span><text:span text:style-name="Strong_20_Emphasis"><text:span text:style-name="T2">:"GetPrivateData",<text:line-break/><text:tab/></text:span></text:span><text:span text:style-name="T12"> </text:span><text:span text:style-name="T11">"error"</text:span><text:span text:style-name="Strong_20_Emphasis"><text:span text:style-name="T2">:fals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text:line-break/><text:tab/></text:span></text:span><text:span text:style-name="T12"> </text:span><text:span text:style-name="T11">"privateData"</text:span><text:span text:style-name="Strong_20_Emphasis"><text:span text:style-name="T2">:<text:line-break/><text:tab/></text:span></text:span><text:span text:style-name="T3"> </text:span><text:span text:style-name="T2">{<text:line-break/><text:tab/></text:span><text:span text:style-name="T12">  </text:span><text:span text:style-name="T11">"eMailAddress"</text:span><text:span text:style-name="Strong_20_Emphasis"><text:span text:style-name="T2">:"</text:span></text:span><text:span text:style-name="Emphasis"><text:span text:style-name="T2">e-mail address</text:span></text:span><text:span text:style-name="Strong_20_Emphasis"><text:span text:style-name="T2">"<text:line-break/><text:tab/></text:span></text:span><text:span text:style-name="T12">  </text:span><text:span text:style-name="T11">"gender"</text:span><text:span text:style-name="Strong_20_Emphasis"><text:span text:style-name="T2">:"</text:span></text:span><text:span text:style-name="Emphasis"><text:span text:style-name="T2">0 (not set), 1 (male) or 2 (female)</text:span></text:span><text:span text:style-name="Strong_20_Emphasis"><text:span text:style-name="T2">"<text:line-break/><text:tab/></text:span></text:span><text:span text:style-name="T12">  </text:span><text:span text:style-name="T11">"birthYear"</text:span><text:span text:style-name="Strong_20_Emphasis"><text:span text:style-name="T2">:</text:span></text:span><text:span text:style-name="Emphasis"><text:span text:style-name="T2">birth year<text:line-break/><text:tab/></text:span></text:span><text:span text:style-name="T3"> </text:span><text:span text:style-name="T2">}<text:line-break/><text:tab/>}</text:span></text:p>
      <text:h text:style-name="Heading_20_3" text:outline-level="3"><text:bookmark text:name="__RefHeading__5587_62722156"/>JSON output on failure:<text:bookmark-end text:name="__RefHeading__5587_62722156"/></text:h>
      <text:p text:style-name="P4"><text:line-break/><text:tab/><text:span text:style-name="T2">{<text:line-break/><text:tab/></text:span><text:span text:style-name="T12"> </text:span><text:span text:style-name="T11">"type"</text:span><text:span text:style-name="Strong_20_Emphasis"><text:span text:style-name="T2">:"GetPrivateData",<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anonymous",<text:line-break/></text:span></text:span><text:soft-page-break/><text:span text:style-name="Strong_20_Emphasis"><text:span text:style-name="T2"><text:tab/></text:span></text:span><text:span text:style-name="T12"> </text:span><text:span text:style-name="T11">"message"</text:span><text:span text:style-name="Strong_20_Emphasis"><text:span text:style-name="T2">:["In order to get personal data, you have to be logged in"]<text:line-break/><text:tab/></text:span></text:span><text:span text:style-name="T2">}</text:span></text:p>
      <text:p text:style-name="P8"/>
      <text:p text:style-name="Horizontal_20_Line"/>
      <text:h text:style-name="Heading_20_2" text:outline-level="2"><text:bookmark text:name="__RefHeading__5589_62722156"/><text:span text:style-name="Strong_20_Emphasis">Script name: </text:span><text:bookmark text:name="sendInvitation.php"/><text:span text:style-name="Strong_20_Emphasis"><text:span text:style-name="T5">sendInvitation.php</text:span></text:span><text:bookmark-end text:name="__RefHeading__5589_62722156"/></text:h>
      <text:h text:style-name="Heading_20_3" text:outline-level="3"><text:bookmark text:name="__RefHeading__5591_62722156"/>POST Parameters:<text:bookmark-end text:name="__RefHeading__5591_62722156"/></text:h>
      <text:p text:style-name="P4"><text:line-break/><text:tab/><text:span text:style-name="T5">name</text:span> - string, at least 1 character long. As registered users send invitations to their friends, <text:tab/>this could be inviter's first name or nick name.<text:line-break/><text:line-break/><text:tab/><text:span text:style-name="T5">eMailAddress</text:span> - string, syntactically valid e-mail address. It should be invitees address.<text:line-break/><text:line-break/><text:tab/><text:span text:style-name="T5">message</text:span> - string, at least 1 character long. Custom invitation message. It will be appended <text:tab/>with the registration instructions. Read more about the invitation mail settings <text:a xlink:type="simple" xlink:href="http://www.phpauthentication.net/2009/06/installation-instructions.html#properties.ini">here</text:a>.</text:p>
      <text:h text:style-name="Heading_20_3" text:outline-level="3"><text:bookmark text:name="__RefHeading__5593_62722156"/>Modified tables:<text:bookmark-end text:name="__RefHeading__5593_62722156"/></text:h>
      <text:p text:style-name="P4"><text:line-break/><text:tab/><text:a xlink:type="simple" xlink:href="#3.3.TempInvitation|outline"><text:span text:style-name="T5">TempInvitation</text:span></text:a> - new entry is created with e-mail address of the invited user and <text:tab/>(optionally) registration code.<text:line-break/><text:line-break/><text:tab/><text:a xlink:type="simple" xlink:href="#3.5.User|outline"><text:span text:style-name="T5">User</text:span></text:a> - number of remaining invitations for particular user is decremented.</text:p>
      <text:h text:style-name="Heading_20_3" text:outline-level="3"><text:bookmark text:name="__RefHeading__5595_62722156"/>XML output on success:<text:bookmark-end text:name="__RefHeading__5595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SendInvitation"</text:span></text:span><text:span text:style-name="T11">&gt;<text:line-break/><text:tab/></text:span><text:span text:style-name="Strong_20_Emphasis"><text:span text:style-name="T3">    </text:span></text:span><text:span text:style-name="T11">&lt;Error&gt;</text:span><text:span text:style-name="Strong_20_Emphasis"><text:span text:style-name="T2">false</text:span></text:span><text:span text:style-name="T11">&lt;/Error&gt;<text:line-break/><text:tab/></text:span><text:span text:style-name="Strong_20_Emphasis"><text:span text:style-name="T3">    </text:span></text:span><text:span text:style-name="T11">&lt;UserName&gt;</text:span><text:span text:style-name="Emphasis"><text:span text:style-name="T2">username</text:span></text:span><text:span text:style-name="T11">&lt;/UserName&gt;<text:line-break/><text:tab/></text:span><text:span text:style-name="Strong_20_Emphasis"><text:span text:style-name="T3">    </text:span></text:span><text:span text:style-name="T11">&lt;Message&gt;</text:span><text:span text:style-name="Strong_20_Emphasis"><text:span text:style-name="T2">Invitation with registration instructions is sent to given e-<text:tab/>mail address</text:span></text:span><text:span text:style-name="T11">&lt;/Message&gt;<text:line-break/><text:tab/>&lt;/XMLMessage&gt;</text:span></text:p>
      <text:h text:style-name="Heading_20_3" text:outline-level="3"><text:bookmark text:name="__RefHeading__5597_62722156"/>Possible XML outputs on failure:<text:bookmark-end text:name="__RefHeading__5597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SendInvitation"</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Emphasis"><text:span text:style-name="T2">username</text:span></text:span><text:span text:style-name="T11">&lt;/UserName&gt;<text:line-break/><text:tab/></text:span><text:span text:style-name="Strong_20_Emphasis"><text:span text:style-name="T3">    </text:span></text:span><text:span text:style-name="T11">&lt;Message&gt;</text:span><text:span text:style-name="Strong_20_Emphasis"><text:span text:style-name="T2">Invalid input</text:span></text:span><text:span text:style-name="T11">&lt;/Message&gt;<text:line-break/><text:tab/>&lt;/XMLMessage&gt;<text:line-break/><text:line-break/><text:tab/>&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SendInvitation"</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Emphasis"><text:span text:style-name="T2">username</text:span></text:span><text:span text:style-name="T11">&lt;/UserName&gt;<text:line-break/><text:tab/></text:span><text:span text:style-name="Strong_20_Emphasis"><text:span text:style-name="T3">    </text:span></text:span><text:span text:style-name="T11">&lt;Message&gt;</text:span><text:span text:style-name="Strong_20_Emphasis"><text:span text:style-name="T2">Person with given e-mail address is already <text:tab/>registered</text:span></text:span><text:span text:style-name="T11">&lt;/Message&gt;<text:line-break/><text:tab/>&lt;/XMLMessage&gt;<text:line-break/></text:span><text:soft-page-break/><text:span text:style-name="T11"><text:line-break/><text:tab/>&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tab/>&lt;XMLMessage</text:span><text:span text:style-name="T10"> </text:span><text:span text:style-name="T13">type</text:span><text:span text:style-name="T2">=</text:span><text:span text:style-name="Strong_20_Emphasis"><text:span text:style-name="T14">"SendInvitation"</text:span></text:span><text:span text:style-name="T11">&gt;<text:line-break/><text:tab/></text:span><text:span text:style-name="Strong_20_Emphasis"><text:span text:style-name="T3">    </text:span></text:span><text:span text:style-name="T11">&lt;Error&gt;</text:span><text:span text:style-name="Strong_20_Emphasis"><text:span text:style-name="T2">true</text:span></text:span><text:span text:style-name="T11">&lt;/Error&gt;<text:line-break/><text:tab/></text:span><text:span text:style-name="Strong_20_Emphasis"><text:span text:style-name="T3">    </text:span></text:span><text:span text:style-name="T11">&lt;UserName&gt;</text:span><text:span text:style-name="Emphasis"><text:span text:style-name="T2">username</text:span></text:span><text:span text:style-name="T11">&lt;/UserName&gt;<text:line-break/><text:tab/></text:span><text:span text:style-name="Strong_20_Emphasis"><text:span text:style-name="T3">    </text:span></text:span><text:span text:style-name="T11">&lt;Message&gt;</text:span><text:span text:style-name="Strong_20_Emphasis"><text:span text:style-name="T2">Person with given e-mail address is already invited</text:span></text:span><text:span text:style-name="T11">&lt;/Message&gt;<text:line-break/><text:tab/>&lt;/XMLMessage&gt;</text:span></text:p>
      <text:h text:style-name="Heading_20_3" text:outline-level="3"><text:bookmark text:name="__RefHeading__5599_62722156"/>JSON output on success:<text:bookmark-end text:name="__RefHeading__5599_62722156"/></text:h>
      <text:p text:style-name="P4"><text:line-break/><text:tab/><text:span text:style-name="T2">{</text:span><text:span text:style-name="T10"><text:line-break/><text:tab/></text:span><text:span text:style-name="T12"> </text:span><text:span text:style-name="T11">"type"</text:span><text:span text:style-name="Strong_20_Emphasis"><text:span text:style-name="T2">:"SendInvitation",</text:span></text:span><text:span text:style-name="T10"><text:line-break/><text:tab/></text:span><text:span text:style-name="T12"> </text:span><text:span text:style-name="T11">"error"</text:span><text:span text:style-name="Strong_20_Emphasis"><text:span text:style-name="T2">:false,</text:span></text:span><text:span text:style-name="T10"><text:line-break/><text:tab/></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span></text:span><text:span text:style-name="T10"><text:line-break/><text:tab/></text:span><text:span text:style-name="T12"> </text:span><text:span text:style-name="T11">"message"</text:span><text:span text:style-name="Strong_20_Emphasis"><text:span text:style-name="T2">:["Invitation with registration instructions is sent to given e-<text:tab/>mail address"]</text:span></text:span><text:span text:style-name="T10"><text:line-break/><text:tab/></text:span><text:span text:style-name="T2">}</text:span></text:p>
      <text:h text:style-name="Heading_20_3" text:outline-level="3"><text:bookmark text:name="__RefHeading__5601_62722156"/>Possible JSON outputs on failure:<text:bookmark-end text:name="__RefHeading__5601_62722156"/></text:h>
      <text:p text:style-name="P4"><text:line-break/><text:tab/><text:span text:style-name="T2">{<text:line-break/><text:tab/></text:span><text:span text:style-name="T12"> </text:span><text:span text:style-name="T11">"type"</text:span><text:span text:style-name="Strong_20_Emphasis"><text:span text:style-name="T2">:"SendInvitation",<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Invalid input"]<text:line-break/><text:tab/></text:span></text:span><text:span text:style-name="T2">}<text:line-break/><text:line-break/><text:tab/>{<text:line-break/><text:tab/></text:span><text:span text:style-name="T12"> </text:span><text:span text:style-name="T11">"type"</text:span><text:span text:style-name="Strong_20_Emphasis"><text:span text:style-name="T2">:"SendInvitation",<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Person with given e-mail address is already registered"]<text:line-break/><text:tab/></text:span></text:span><text:span text:style-name="T2">}<text:line-break/><text:line-break/><text:tab/>{<text:line-break/><text:tab/></text:span><text:span text:style-name="T12"> </text:span><text:span text:style-name="T11">"type"</text:span><text:span text:style-name="Strong_20_Emphasis"><text:span text:style-name="T2">:"SendInvitation",<text:line-break/><text:tab/></text:span></text:span><text:span text:style-name="T12"> </text:span><text:span text:style-name="T11">"error"</text:span><text:span text:style-name="Strong_20_Emphasis"><text:span text:style-name="T2">:tru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Person with given e-mail address is already invited"]<text:line-break/><text:tab/></text:span></text:span><text:span text:style-name="T2">}</text:span></text:p>
      <text:p text:style-name="P8"/>
      <text:p text:style-name="Horizontal_20_Line"/>
      <text:h text:style-name="Heading_20_2" text:outline-level="2"><text:bookmark text:name="__RefHeading__5603_62722156"/><text:span text:style-name="Strong_20_Emphasis">Script name: </text:span><text:bookmark text:name="getRemainingInvitations.php"/><text:span text:style-name="Strong_20_Emphasis"><text:span text:style-name="T5">getRemainingInvitations.php</text:span></text:span><text:bookmark-end text:name="__RefHeading__5603_62722156"/></text:h>
      <text:h text:style-name="Heading_20_3" text:outline-level="3"><text:bookmark text:name="__RefHeading__5605_62722156"/>POST Parameters: None<text:bookmark-end text:name="__RefHeading__5605_62722156"/></text:h>
      <text:h text:style-name="Heading_20_3" text:outline-level="3"><text:bookmark text:name="__RefHeading__5607_62722156"/>Modified tables: None<text:bookmark-end text:name="__RefHeading__5607_62722156"/></text:h>
      <text:h text:style-name="Heading_20_3" text:outline-level="3"><text:bookmark text:name="__RefHeading__5609_62722156"/>XML output:<text:bookmark-end text:name="__RefHeading__5609_62722156"/></text:h>
      <text:p text:style-name="P4"><text:line-break/><text:tab/><text:span text:style-name="T11">&lt;?xml</text:span><text:span text:style-name="T10"> </text:span><text:span text:style-name="T13">version</text:span><text:span text:style-name="T2">=</text:span><text:span text:style-name="Strong_20_Emphasis"><text:span text:style-name="T14">"1.0"</text:span></text:span><text:span text:style-name="T10"> </text:span><text:span text:style-name="T13">encoding</text:span><text:span text:style-name="T2">=</text:span><text:span text:style-name="Strong_20_Emphasis"><text:span text:style-name="T14">"UTF-8"?</text:span></text:span><text:span text:style-name="T11">&gt;<text:line-break/></text:span><text:soft-page-break/><text:span text:style-name="T11"><text:tab/>&lt;XMLMessage</text:span><text:span text:style-name="T10"> </text:span><text:span text:style-name="T13">type</text:span><text:span text:style-name="T2">=</text:span><text:span text:style-name="Strong_20_Emphasis"><text:span text:style-name="T14">"RemainingInvitations"</text:span></text:span><text:span text:style-name="T11">&gt;<text:line-break/><text:tab/></text:span><text:span text:style-name="Strong_20_Emphasis"><text:span text:style-name="T3">    </text:span></text:span><text:span text:style-name="T11">&lt;Error&gt;</text:span><text:span text:style-name="Strong_20_Emphasis"><text:span text:style-name="T2">false</text:span></text:span><text:span text:style-name="T11">&lt;/Error&gt;<text:line-break/><text:tab/></text:span><text:span text:style-name="Strong_20_Emphasis"><text:span text:style-name="T3">    </text:span></text:span><text:span text:style-name="T11">&lt;UserName&gt;</text:span><text:span text:style-name="Emphasis"><text:span text:style-name="T2">username</text:span></text:span><text:span text:style-name="T11">&lt;/UserName&gt;</text:span><text:span text:style-name="T10"><text:line-break/><text:tab/></text:span><text:span text:style-name="Strong_20_Emphasis"><text:span text:style-name="T3">    </text:span></text:span><text:span text:style-name="T11">&lt;Message&gt;&lt;/Message&gt;</text:span><text:span text:style-name="T10"><text:line-break/><text:tab/></text:span><text:span text:style-name="Strong_20_Emphasis"><text:span text:style-name="T3">    </text:span></text:span><text:span text:style-name="T11">&lt;RemainingInvitations&gt;</text:span><text:span text:style-name="Emphasis"><text:span text:style-name="T2">number of remaining <text:tab/>invitations</text:span></text:span><text:span text:style-name="T11">&lt;/RemainingInvitations&gt;</text:span><text:span text:style-name="T10"><text:line-break/><text:tab/></text:span><text:span text:style-name="T11">&lt;/XMLMessage&gt;</text:span></text:p>
      <text:h text:style-name="Heading_20_3" text:outline-level="3"><text:bookmark text:name="__RefHeading__5611_62722156"/>JSON output:<text:bookmark-end text:name="__RefHeading__5611_62722156"/></text:h>
      <text:p text:style-name="P4"><text:line-break/><text:tab/><text:span text:style-name="T2">{<text:line-break/><text:tab/></text:span><text:span text:style-name="T12"> </text:span><text:span text:style-name="T11">"type"</text:span><text:span text:style-name="Strong_20_Emphasis"><text:span text:style-name="T2">:"RemainingInvitations",<text:line-break/><text:tab/></text:span></text:span><text:span text:style-name="T12"> </text:span><text:span text:style-name="T11">"error"</text:span><text:span text:style-name="Strong_20_Emphasis"><text:span text:style-name="T2">:false,<text:line-break/><text:tab/></text:span></text:span><text:span text:style-name="T12"> </text:span><text:span text:style-name="T11">"userName"</text:span><text:span text:style-name="Strong_20_Emphasis"><text:span text:style-name="T2">:"</text:span></text:span><text:span text:style-name="Emphasis"><text:span text:style-name="T2">username</text:span></text:span><text:span text:style-name="Strong_20_Emphasis"><text:span text:style-name="T2">",<text:line-break/><text:tab/></text:span></text:span><text:span text:style-name="T12"> </text:span><text:span text:style-name="T11">"message"</text:span><text:span text:style-name="Strong_20_Emphasis"><text:span text:style-name="T2">:[]<text:line-break/><text:tab/></text:span></text:span><text:span text:style-name="T12"> </text:span><text:span text:style-name="T11">"remainingInvitations"</text:span><text:span text:style-name="Strong_20_Emphasis"><text:span text:style-name="T2">:</text:span></text:span><text:span text:style-name="Emphasis"><text:span text:style-name="T2">number of remaining invitations<text:line-break/><text:tab/></text:span></text:span><text:span text:style-name="T2">}</text:span></text:p>
      <text:p text:style-name="P8"/>
      <text:p text:style-name="Horizontal_20_Line"/>
      <text:h text:style-name="Heading_20_2" text:outline-level="2"><text:bookmark text:name="__RefHeading__5613_62722156"/><text:span text:style-name="Strong_20_Emphasis">Script name: </text:span><text:bookmark text:name="deleteExpiredData.php"/><text:span text:style-name="Strong_20_Emphasis"><text:span text:style-name="T5">deleteExpiredData.php</text:span></text:span><text:bookmark-end text:name="__RefHeading__5613_62722156"/></text:h>
      <text:h text:style-name="Heading_20_3" text:outline-level="3"><text:bookmark text:name="__RefHeading__5615_62722156"/>POST Parameters: None<text:bookmark-end text:name="__RefHeading__5615_62722156"/></text:h>
      <text:h text:style-name="Heading_20_3" text:outline-level="3"><text:bookmark text:name="__RefHeading__5617_62722156"/>Modified tables:<text:bookmark-end text:name="__RefHeading__5617_62722156"/></text:h>
      <text:p text:style-name="P4"><text:line-break/><text:tab/><text:a xlink:type="simple" xlink:href="#3.3.TempInvitation|outline"><text:span text:style-name="T5">TempInvitation</text:span></text:a> - all unused invitations that have expired are deleted from the table. <text:tab/>Expiration periods are set in <text:a xlink:type="simple" xlink:href="#1.5.Customize properties.ini file|outline"><text:span text:style-name="T5">properties.ini</text:span></text:a> file. <text:line-break/><text:line-break/><text:tab/><text:a xlink:type="simple" xlink:href="#3.4.TempVerification|outline"><text:span text:style-name="T5">TempVerification</text:span></text:a> - all verification codes that have expired are deleted from the table. <text:tab/>Expiration periods are set in <text:a xlink:type="simple" xlink:href="#1.5.Customize properties.ini file|outline"><text:span text:style-name="T5">properties.ini</text:span></text:a> file.<text:line-break/><text:line-break/><text:tab/><text:a xlink:type="simple" xlink:href="#3.5.User|outline"><text:span text:style-name="T5">User</text:span></text:a> - all user accounts that haven't been verified are deleted from the table. Expiration <text:tab/>periods are set in <text:a xlink:type="simple" xlink:href="#1.5.Customize properties.ini file|outline"><text:span text:style-name="T5">properties.ini</text:span></text:a> file.</text:p>
      <text:h text:style-name="Heading_20_3" text:outline-level="3"><text:bookmark text:name="__RefHeading__5619_62722156"/>Output: None (the script is supposed to by run by cron) <text:bookmark-end text:name="__RefHeading__5619_62722156"/></text:h>
      <text:p text:style-name="Text_20_body"/>
      <text:p text:style-name="Text_20_body"/>
      <text:h text:style-name="Heading_20_1" text:outline-level="1"><text:bookmark text:name="__RefHeading__5621_62722156"/>DB Tables<text:bookmark-end text:name="__RefHeading__5621_62722156"/></text:h>
      <text:p text:style-name="Text_20_body"/>
      <text:p text:style-name="Text_20_body"/>
      <text:h text:style-name="P15" text:outline-level="2"><text:bookmark text:name="__RefHeading__5623_62722156"/>LastLogin<text:bookmark-end text:name="__RefHeading__5623_62722156"/></text:h>
      <table:table table:name="Table1" table:style-name="Table1">
        <table:table-column table:style-name="Table1.A"/>
        <table:table-column table:style-name="Table1.B"/>
        <table:table-row>
          <table:table-cell table:style-name="Table1.A1" office:value-type="string">
            <text:p text:style-name="Table_20_Contents"><text:span text:style-name="Strong_20_Emphasis">Field</text:span></text:p>
          </table:table-cell>
          <table:table-cell table:style-name="Table1.B1" office:value-type="string">
            <text:p text:style-name="Table_20_Contents"><text:span text:style-name="Strong_20_Emphasis">Type</text:span></text:p>
          </table:table-cell>
        </table:table-row>
        <text:soft-page-break/>
        <table:table-row>
          <table:table-cell table:style-name="Table1.A2" office:value-type="string">
            <text:p text:style-name="Table_20_Contents">e_oid</text:p>
          </table:table-cell>
          <table:table-cell table:style-name="Table1.B2" office:value-type="string">
            <text:p text:style-name="Table_20_Contents">int(12)</text:p>
          </table:table-cell>
        </table:table-row>
        <table:table-row>
          <table:table-cell table:style-name="Table1.A2" office:value-type="string">
            <text:p text:style-name="Table_20_Contents">user_ID</text:p>
          </table:table-cell>
          <table:table-cell table:style-name="Table1.B2" office:value-type="string">
            <text:p text:style-name="Table_20_Contents">int(12)</text:p>
          </table:table-cell>
        </table:table-row>
        <table:table-row>
          <table:table-cell table:style-name="Table1.A2" office:value-type="string">
            <text:p text:style-name="Table_20_Contents">time</text:p>
          </table:table-cell>
          <table:table-cell table:style-name="Table1.B2" office:value-type="string">
            <text:p text:style-name="Table_20_Contents">int(16)</text:p>
          </table:table-cell>
        </table:table-row>
        <table:table-row>
          <table:table-cell table:style-name="Table1.A2" office:value-type="string">
            <text:p text:style-name="Table_20_Contents">ipAddress</text:p>
          </table:table-cell>
          <table:table-cell table:style-name="Table1.B2" office:value-type="string">
            <text:p text:style-name="Table_20_Contents">varchar(15)</text:p>
          </table:table-cell>
        </table:table-row>
      </table:table>
      <text:h text:style-name="P15" text:outline-level="2"><text:bookmark text:name="__RefHeading__5625_62722156"/>MaskedCookieData<text:bookmark-end text:name="__RefHeading__5625_62722156"/></text:h>
      <table:table table:name="Table2" table:style-name="Table2">
        <table:table-column table:style-name="Table2.A"/>
        <table:table-column table:style-name="Table2.B"/>
        <table:table-row>
          <table:table-cell table:style-name="Table2.A1" office:value-type="string">
            <text:p text:style-name="Table_20_Contents"><text:span text:style-name="Strong_20_Emphasis">Field</text:span></text:p>
          </table:table-cell>
          <table:table-cell table:style-name="Table2.B1" office:value-type="string">
            <text:p text:style-name="Table_20_Contents"><text:span text:style-name="Strong_20_Emphasis">Type</text:span></text:p>
          </table:table-cell>
        </table:table-row>
        <table:table-row>
          <table:table-cell table:style-name="Table2.A2" office:value-type="string">
            <text:p text:style-name="Table_20_Contents">e_oid</text:p>
          </table:table-cell>
          <table:table-cell table:style-name="Table2.B2" office:value-type="string">
            <text:p text:style-name="Table_20_Contents">int(12)</text:p>
          </table:table-cell>
        </table:table-row>
        <table:table-row>
          <table:table-cell table:style-name="Table2.A2" office:value-type="string">
            <text:p text:style-name="Table_20_Contents">user_ID</text:p>
          </table:table-cell>
          <table:table-cell table:style-name="Table2.B2" office:value-type="string">
            <text:p text:style-name="Table_20_Contents">int(12)</text:p>
          </table:table-cell>
        </table:table-row>
        <table:table-row>
          <table:table-cell table:style-name="Table2.A2" office:value-type="string">
            <text:p text:style-name="Table_20_Contents">masked_ID</text:p>
          </table:table-cell>
          <table:table-cell table:style-name="Table2.B2" office:value-type="string">
            <text:p text:style-name="Table_20_Contents">varchar(21)</text:p>
          </table:table-cell>
        </table:table-row>
      </table:table>
      <text:h text:style-name="P15" text:outline-level="2"><text:bookmark text:name="__RefHeading__5627_62722156"/>TempInvitation<text:bookmark-end text:name="__RefHeading__5627_62722156"/></text:h>
      <table:table table:name="Table3" table:style-name="Table3">
        <table:table-column table:style-name="Table3.A"/>
        <table:table-column table:style-name="Table3.B"/>
        <table:table-row>
          <table:table-cell table:style-name="Table3.A1" office:value-type="string">
            <text:p text:style-name="Table_20_Contents"><text:span text:style-name="Strong_20_Emphasis">Field</text:span></text:p>
          </table:table-cell>
          <table:table-cell table:style-name="Table3.B1" office:value-type="string">
            <text:p text:style-name="Table_20_Contents"><text:span text:style-name="Strong_20_Emphasis">Type</text:span></text:p>
          </table:table-cell>
        </table:table-row>
        <table:table-row>
          <table:table-cell table:style-name="Table3.A2" office:value-type="string">
            <text:p text:style-name="Table_20_Contents">e_oid</text:p>
          </table:table-cell>
          <table:table-cell table:style-name="Table3.B2" office:value-type="string">
            <text:p text:style-name="Table_20_Contents">int(12)</text:p>
          </table:table-cell>
        </table:table-row>
        <table:table-row>
          <table:table-cell table:style-name="Table3.A2" office:value-type="string">
            <text:p text:style-name="Table_20_Contents">registrationCode</text:p>
          </table:table-cell>
          <table:table-cell table:style-name="Table3.B2" office:value-type="string">
            <text:p text:style-name="Table_20_Contents">varchar(10)</text:p>
          </table:table-cell>
        </table:table-row>
        <table:table-row>
          <table:table-cell table:style-name="Table3.A2" office:value-type="string">
            <text:p text:style-name="Table_20_Contents">eMailAddress</text:p>
          </table:table-cell>
          <table:table-cell table:style-name="Table3.B2" office:value-type="string">
            <text:p text:style-name="Table_20_Contents">varchar(64)</text:p>
          </table:table-cell>
        </table:table-row>
        <table:table-row>
          <table:table-cell table:style-name="Table3.A2" office:value-type="string">
            <text:p text:style-name="Table_20_Contents">creationTime</text:p>
          </table:table-cell>
          <table:table-cell table:style-name="Table3.B2" office:value-type="string">
            <text:p text:style-name="Table_20_Contents">int(16)</text:p>
          </table:table-cell>
        </table:table-row>
      </table:table>
      <text:h text:style-name="P15" text:outline-level="2"><text:bookmark text:name="__RefHeading__5629_62722156"/>TempVerification<text:bookmark-end text:name="__RefHeading__5629_62722156"/></text:h>
      <table:table table:name="Table4" table:style-name="Table4">
        <table:table-column table:style-name="Table4.A"/>
        <table:table-column table:style-name="Table4.B"/>
        <table:table-row>
          <table:table-cell table:style-name="Table4.A1" office:value-type="string">
            <text:p text:style-name="Table_20_Contents"><text:span text:style-name="Strong_20_Emphasis">Field</text:span></text:p>
          </table:table-cell>
          <table:table-cell table:style-name="Table4.B1" office:value-type="string">
            <text:p text:style-name="Table_20_Contents"><text:span text:style-name="Strong_20_Emphasis">Type</text:span></text:p>
          </table:table-cell>
        </table:table-row>
        <table:table-row>
          <table:table-cell table:style-name="Table4.A2" office:value-type="string">
            <text:p text:style-name="Table_20_Contents">e_oid</text:p>
          </table:table-cell>
          <table:table-cell table:style-name="Table4.B2" office:value-type="string">
            <text:p text:style-name="Table_20_Contents">int(12)</text:p>
          </table:table-cell>
        </table:table-row>
        <table:table-row>
          <table:table-cell table:style-name="Table4.A2" office:value-type="string">
            <text:p text:style-name="Table_20_Contents">user_ID</text:p>
          </table:table-cell>
          <table:table-cell table:style-name="Table4.B2" office:value-type="string">
            <text:p text:style-name="Table_20_Contents">int(12)</text:p>
          </table:table-cell>
        </table:table-row>
        <table:table-row>
          <table:table-cell table:style-name="Table4.A2" office:value-type="string">
            <text:p text:style-name="Table_20_Contents">verificationCode</text:p>
          </table:table-cell>
          <table:table-cell table:style-name="Table4.B2" office:value-type="string">
            <text:p text:style-name="Table_20_Contents">varchar(21)</text:p>
          </table:table-cell>
        </table:table-row>
        <table:table-row>
          <table:table-cell table:style-name="Table4.A2" office:value-type="string">
            <text:p text:style-name="Table_20_Contents">creationTime</text:p>
          </table:table-cell>
          <table:table-cell table:style-name="Table4.B2" office:value-type="string">
            <text:p text:style-name="Table_20_Contents">int(16)</text:p>
          </table:table-cell>
        </table:table-row>
      </table:table>
      <text:h text:style-name="P15" text:outline-level="2"><text:bookmark text:name="__RefHeading__5631_62722156"/>User<text:bookmark-end text:name="__RefHeading__5631_62722156"/></text:h>
      <table:table table:name="Table5" table:style-name="Table5">
        <table:table-column table:style-name="Table5.A"/>
        <table:table-column table:style-name="Table5.B"/>
        <table:table-row>
          <table:table-cell table:style-name="Table5.A1" office:value-type="string">
            <text:p text:style-name="Table_20_Contents"><text:span text:style-name="Strong_20_Emphasis">Field</text:span></text:p>
          </table:table-cell>
          <table:table-cell table:style-name="Table5.B1" office:value-type="string">
            <text:p text:style-name="Table_20_Contents"><text:span text:style-name="Strong_20_Emphasis">Type</text:span></text:p>
          </table:table-cell>
        </table:table-row>
        <table:table-row>
          <table:table-cell table:style-name="Table5.A2" office:value-type="string">
            <text:p text:style-name="Table_20_Contents">e_oid</text:p>
          </table:table-cell>
          <table:table-cell table:style-name="Table5.B2" office:value-type="string">
            <text:p text:style-name="Table_20_Contents">int(12)</text:p>
          </table:table-cell>
        </table:table-row>
        <table:table-row>
          <table:table-cell table:style-name="Table5.A2" office:value-type="string">
            <text:p text:style-name="Table_20_Contents">userName</text:p>
          </table:table-cell>
          <table:table-cell table:style-name="Table5.B2" office:value-type="string">
            <text:p text:style-name="Table_20_Contents">varchar(64)</text:p>
          </table:table-cell>
        </table:table-row>
        <table:table-row>
          <table:table-cell table:style-name="Table5.A2" office:value-type="string">
            <text:p text:style-name="Table_20_Contents">password</text:p>
          </table:table-cell>
          <table:table-cell table:style-name="Table5.B2" office:value-type="string">
            <text:p text:style-name="Table_20_Contents">varchar(32)</text:p>
          </table:table-cell>
        </table:table-row>
        <table:table-row>
          <table:table-cell table:style-name="Table5.A2" office:value-type="string">
            <text:p text:style-name="Table_20_Contents">eMailAddress</text:p>
          </table:table-cell>
          <table:table-cell table:style-name="Table5.B2" office:value-type="string">
            <text:p text:style-name="Table_20_Contents">varchar(64)</text:p>
          </table:table-cell>
        </table:table-row>
        <table:table-row>
          <table:table-cell table:style-name="Table5.A2" office:value-type="string">
            <text:p text:style-name="Table_20_Contents">gender</text:p>
          </table:table-cell>
          <table:table-cell table:style-name="Table5.B2" office:value-type="string">
            <text:p text:style-name="Table_20_Contents">varchar(1)</text:p>
          </table:table-cell>
        </table:table-row>
        <table:table-row>
          <table:table-cell table:style-name="Table5.A2" office:value-type="string">
            <text:p text:style-name="Table_20_Contents">birthYear</text:p>
          </table:table-cell>
          <table:table-cell table:style-name="Table5.B2" office:value-type="string">
            <text:p text:style-name="Table_20_Contents">int(16)</text:p>
          </table:table-cell>
        </table:table-row>
        <table:table-row>
          <table:table-cell table:style-name="Table5.A2" office:value-type="string">
            <text:p text:style-name="Table_20_Contents">memberSince</text:p>
          </table:table-cell>
          <table:table-cell table:style-name="Table5.B2" office:value-type="string">
            <text:p text:style-name="Table_20_Contents">int(16)</text:p>
          </table:table-cell>
        </table:table-row>
        <table:table-row>
          <table:table-cell table:style-name="Table5.A2" office:value-type="string">
            <text:p text:style-name="Table_20_Contents">isVerified</text:p>
          </table:table-cell>
          <table:table-cell table:style-name="Table5.B2" office:value-type="string">
            <text:p text:style-name="Table_20_Contents">tinyint(1)</text:p>
          </table:table-cell>
        </table:table-row>
        <table:table-row>
          <table:table-cell table:style-name="Table5.A2" office:value-type="string">
            <text:p text:style-name="Table_20_Contents">remainingInvitations</text:p>
          </table:table-cell>
          <table:table-cell table:style-name="Table5.B2" office:value-type="string">
            <text:p text:style-name="Table_20_Contents">int(12)</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OpenSymbol" svg:font-family="OpenSymbol"/>
    <style:font-face style:name="Tahoma1" svg:font-family="Tahoma"/>
    <style:font-face style:name="courier new" svg:font-family="'courier new'"/>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ktor Bresan</meta:initial-creator>
    <meta:creation-date>2009-11-17T14:43:36.55</meta:creation-date>
    <dc:date>2014-06-17T16:17:20.05</dc:date>
    <dc:creator>Viktor Brešan</dc:creator>
    <meta:editing-duration>PT21H17M00S</meta:editing-duration>
    <meta:editing-cycles>101</meta:editing-cycles>
    <meta:generator>OpenOffice.org/3.2$Win32 OpenOffice.org_project/320m12$Build-9483</meta:generator>
    <meta:document-statistic meta:table-count="5" meta:image-count="0" meta:object-count="0" meta:page-count="22" meta:paragraph-count="359" meta:word-count="3282" meta:character-count="27126"/>
    <meta:user-defined meta:name="Info 1"/>
    <meta:user-defined meta:name="Info 2"/>
    <meta:user-defined meta:name="Info 3"/>
    <meta:user-defined meta:name="Info 4"/>
  </office:meta>
</office:document-meta>
</file>